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Arial" svg:font-family="Arial, Helvetica, sans-serif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Таблица1" style:family="table">
      <style:table-properties style:width="15.476cm" fo:margin-left="0cm" fo:margin-top="0cm" fo:margin-bottom="0cm" table:align="left" style:writing-mode="lr-tb"/>
    </style:style>
    <style:style style:name="Таблица1.A" style:family="table-column">
      <style:table-column-properties style:column-width="7.027cm"/>
    </style:style>
    <style:style style:name="Таблица1.B" style:family="table-column">
      <style:table-column-properties style:column-width="8.4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Таблица1.B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" style:family="table">
      <style:table-properties style:width="11.028cm" fo:margin-left="0.217cm" fo:margin-top="0cm" fo:margin-bottom="0cm" table:align="left" style:writing-mode="lr-tb"/>
    </style:style>
    <style:style style:name="Таблица2.A" style:family="table-column">
      <style:table-column-properties style:column-width="0.623cm"/>
    </style:style>
    <style:style style:name="Таблица2.B" style:family="table-column">
      <style:table-column-properties style:column-width="0.704cm"/>
    </style:style>
    <style:style style:name="Таблица2.C" style:family="table-column">
      <style:table-column-properties style:column-width="0.691cm"/>
    </style:style>
    <style:style style:name="Таблица2.F" style:family="table-column">
      <style:table-column-properties style:column-width="0.697cm"/>
    </style:style>
    <style:style style:name="Таблица2.H" style:family="table-column">
      <style:table-column-properties style:column-width="0.688cm"/>
    </style:style>
    <style:style style:name="Таблица2.I" style:family="table-column">
      <style:table-column-properties style:column-width="0.695cm"/>
    </style:style>
    <style:style style:name="Таблица2.J" style:family="table-column">
      <style:table-column-properties style:column-width="0.7cm"/>
    </style:style>
    <style:style style:name="Таблица2.P" style:family="table-column">
      <style:table-column-properties style:column-width="0.69cm"/>
    </style:style>
    <style:style style:name="Таблица2.1" style:family="table-row">
      <style:table-row-properties style:min-row-height="0.601cm" fo:keep-together="auto"/>
    </style:style>
    <style:style style:name="Таблица2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2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3" style:family="table">
      <style:table-properties style:width="11.091cm" fo:margin-left="0.217cm" fo:margin-top="0cm" fo:margin-bottom="0cm" table:align="left" style:writing-mode="lr-tb"/>
    </style:style>
    <style:style style:name="Таблица3.A" style:family="table-column">
      <style:table-column-properties style:column-width="0.695cm"/>
    </style:style>
    <style:style style:name="Таблица3.B" style:family="table-column">
      <style:table-column-properties style:column-width="0.693cm"/>
    </style:style>
    <style:style style:name="Таблица3.D" style:family="table-column">
      <style:table-column-properties style:column-width="0.691cm"/>
    </style:style>
    <style:style style:name="Таблица3.E" style:family="table-column">
      <style:table-column-properties style:column-width="0.699cm"/>
    </style:style>
    <style:style style:name="Таблица3.F" style:family="table-column">
      <style:table-column-properties style:column-width="0.69cm"/>
    </style:style>
    <style:style style:name="Таблица3.I" style:family="table-column">
      <style:table-column-properties style:column-width="0.7cm"/>
    </style:style>
    <style:style style:name="Таблица3.P" style:family="table-column">
      <style:table-column-properties style:column-width="0.688cm"/>
    </style:style>
    <style:style style:name="Таблица3.1" style:family="table-row">
      <style:table-row-properties style:min-row-height="0.603cm" fo:keep-together="auto"/>
    </style:style>
    <style:style style:name="Таблица3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3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4" style:family="table">
      <style:table-properties style:width="11.028cm" fo:margin-left="0.217cm" fo:margin-top="0cm" fo:margin-bottom="0cm" table:align="left" style:writing-mode="lr-tb"/>
    </style:style>
    <style:style style:name="Таблица4.A" style:family="table-column">
      <style:table-column-properties style:column-width="0.623cm"/>
    </style:style>
    <style:style style:name="Таблица4.B" style:family="table-column">
      <style:table-column-properties style:column-width="0.704cm"/>
    </style:style>
    <style:style style:name="Таблица4.C" style:family="table-column">
      <style:table-column-properties style:column-width="0.691cm"/>
    </style:style>
    <style:style style:name="Таблица4.F" style:family="table-column">
      <style:table-column-properties style:column-width="0.697cm"/>
    </style:style>
    <style:style style:name="Таблица4.H" style:family="table-column">
      <style:table-column-properties style:column-width="0.688cm"/>
    </style:style>
    <style:style style:name="Таблица4.P" style:family="table-column">
      <style:table-column-properties style:column-width="0.69cm"/>
    </style:style>
    <style:style style:name="Таблица4.1" style:family="table-row">
      <style:table-row-properties style:min-row-height="0.601cm" fo:keep-together="auto"/>
    </style:style>
    <style:style style:name="Таблица4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4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4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4.H1" style:family="table-cell">
      <style:table-cell-properties fo:padding-left="0.009cm" fo:padding-right="0.039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4.I1" style:family="table-cell">
      <style:table-cell-properties fo:padding-left="0.009cm" fo:padding-right="0.039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5" style:family="table">
      <style:table-properties style:width="11.028cm" fo:margin-left="0.217cm" fo:margin-top="0cm" fo:margin-bottom="0cm" table:align="left" style:writing-mode="lr-tb"/>
    </style:style>
    <style:style style:name="Таблица5.A" style:family="table-column">
      <style:table-column-properties style:column-width="0.623cm"/>
    </style:style>
    <style:style style:name="Таблица5.B" style:family="table-column">
      <style:table-column-properties style:column-width="0.704cm"/>
    </style:style>
    <style:style style:name="Таблица5.C" style:family="table-column">
      <style:table-column-properties style:column-width="0.691cm"/>
    </style:style>
    <style:style style:name="Таблица5.F" style:family="table-column">
      <style:table-column-properties style:column-width="0.697cm"/>
    </style:style>
    <style:style style:name="Таблица5.H" style:family="table-column">
      <style:table-column-properties style:column-width="0.688cm"/>
    </style:style>
    <style:style style:name="Таблица5.P" style:family="table-column">
      <style:table-column-properties style:column-width="0.69cm"/>
    </style:style>
    <style:style style:name="Таблица5.1" style:family="table-row">
      <style:table-row-properties style:min-row-height="0.601cm" fo:keep-together="auto"/>
    </style:style>
    <style:style style:name="Таблица5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5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5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5.H1" style:family="table-cell">
      <style:table-cell-properties fo:padding-left="0.009cm" fo:padding-right="0.039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5.I1" style:family="table-cell">
      <style:table-cell-properties fo:padding-left="0.009cm" fo:padding-right="0.039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6" style:family="table">
      <style:table-properties style:width="4.822cm" fo:margin-left="0cm" fo:margin-top="0cm" fo:margin-bottom="0cm" table:align="left" style:writing-mode="lr-tb"/>
    </style:style>
    <style:style style:name="Таблица6.A" style:family="table-column">
      <style:table-column-properties style:column-width="0.728cm"/>
    </style:style>
    <style:style style:name="Таблица6.B" style:family="table-column">
      <style:table-column-properties style:column-width="1.452cm"/>
    </style:style>
    <style:style style:name="Таблица6.C" style:family="table-column">
      <style:table-column-properties style:column-width="2.6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.B1" style:family="table-cell">
      <style:table-cell-properties fo:padding-left="0.191cm" fo:padding-right="0.191cm" fo:padding-top="0cm" fo:padding-bottom="0cm" fo:border="none" style:writing-mode="lr-tb"/>
    </style:style>
    <style:style style:name="Таблица6.C1" style:family="table-cell">
      <style:table-cell-properties fo:padding-left="0.191cm" fo:padding-right="0.191cm" fo:padding-top="0cm" fo:padding-bottom="0cm" fo:border="none" style:writing-mode="lr-tb"/>
    </style:style>
    <style:style style:name="Таблица6.A2" style:family="table-cell">
      <style:table-cell-properties fo:padding-left="0.191cm" fo:padding-right="0.191cm" fo:padding-top="0cm" fo:padding-bottom="0cm" fo:border="none" style:writing-mode="lr-tb"/>
    </style:style>
    <style:style style:name="Таблица6.B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C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A3" style:family="table-cell">
      <style:table-cell-properties fo:padding-left="0.191cm" fo:padding-right="0.191cm" fo:padding-top="0cm" fo:padding-bottom="0cm" fo:border="none" style:writing-mode="lr-tb"/>
    </style:style>
    <style:style style:name="Таблица6.C3" style:family="table-cell">
      <style:table-cell-properties fo:padding-left="0.191cm" fo:padding-right="0.191cm" fo:padding-top="0cm" fo:padding-bottom="0cm" fo:border="none" style:writing-mode="lr-tb"/>
    </style:style>
    <style:style style:name="Таблица6.A4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C4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A5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6.C5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7" style:family="table">
      <style:table-properties style:width="16.492cm" fo:margin-left="0.009cm" fo:margin-top="0cm" fo:margin-bottom="0cm" table:align="left" style:writing-mode="lr-tb"/>
    </style:style>
    <style:style style:name="Таблица7.A" style:family="table-column">
      <style:table-column-properties style:column-width="1.896cm"/>
    </style:style>
    <style:style style:name="Таблица7.B" style:family="table-column">
      <style:table-column-properties style:column-width="2.221cm"/>
    </style:style>
    <style:style style:name="Таблица7.C" style:family="table-column">
      <style:table-column-properties style:column-width="7.467cm"/>
    </style:style>
    <style:style style:name="Таблица7.D" style:family="table-column">
      <style:table-column-properties style:column-width="4.90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7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6" style:family="table-row">
      <style:table-row-properties style:min-row-height="0.427cm" fo:keep-together="auto"/>
    </style:style>
    <style:style style:name="Таблица8" style:family="table">
      <style:table-properties style:width="10.319cm" fo:margin-left="0cm" fo:margin-top="0cm" fo:margin-bottom="0cm" table:align="left" style:writing-mode="lr-tb"/>
    </style:style>
    <style:style style:name="Таблица8.A" style:family="table-column">
      <style:table-column-properties style:column-width="1.344cm"/>
    </style:style>
    <style:style style:name="Таблица8.B" style:family="table-column">
      <style:table-column-properties style:column-width="0.923cm"/>
    </style:style>
    <style:style style:name="Таблица8.C" style:family="table-column">
      <style:table-column-properties style:column-width="2.034cm"/>
    </style:style>
    <style:style style:name="Таблица8.D" style:family="table-column">
      <style:table-column-properties style:column-width="1.767cm"/>
    </style:style>
    <style:style style:name="Таблица8.E" style:family="table-column">
      <style:table-column-properties style:column-width="4.25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8.B1" style:family="table-cell">
      <style:table-cell-properties fo:padding-left="0.191cm" fo:padding-right="0.191cm" fo:padding-top="0cm" fo:padding-bottom="0cm" fo:border="none" style:writing-mode="lr-tb"/>
    </style:style>
    <style:style style:name="Таблица8.D1" style:family="table-cell">
      <style:table-cell-properties fo:padding-left="0.191cm" fo:padding-right="0.191cm" fo:padding-top="0cm" fo:padding-bottom="0cm" fo:border="none" style:writing-mode="lr-tb"/>
    </style:style>
    <style:style style:name="Таблица8.A2" style:family="table-cell">
      <style:table-cell-properties fo:padding-left="0.191cm" fo:padding-right="0.191cm" fo:padding-top="0cm" fo:padding-bottom="0cm" fo:border="none" style:writing-mode="lr-tb"/>
    </style:style>
    <style:style style:name="Таблица8.B2" style:family="table-cell">
      <style:table-cell-properties fo:padding-left="0.191cm" fo:padding-right="0.191cm" fo:padding-top="0cm" fo:padding-bottom="0cm" fo:border="none" style:writing-mode="lr-tb"/>
    </style:style>
    <style:style style:name="Таблица8.C2" style:family="table-cell">
      <style:table-cell-properties fo:padding-left="0.191cm" fo:padding-right="0.191cm" fo:padding-top="0cm" fo:padding-bottom="0cm" fo:border="none" style:writing-mode="lr-tb"/>
    </style:style>
    <style:style style:name="Таблица8.D2" style:family="table-cell">
      <style:table-cell-properties fo:padding-left="0.191cm" fo:padding-right="0.191cm" fo:padding-top="0cm" fo:padding-bottom="0cm" fo:border="none" style:writing-mode="lr-tb"/>
    </style:style>
    <style:style style:name="Таблица8.E2" style:family="table-cell">
      <style:table-cell-properties fo:padding-left="0.191cm" fo:padding-right="0.191cm" fo:padding-top="0cm" fo:padding-bottom="0cm" fo:border="none" style:writing-mode="lr-tb"/>
    </style:style>
    <style:style style:name="Таблица9" style:family="table">
      <style:table-properties style:width="5.08cm" fo:margin-left="0cm" fo:margin-top="0cm" fo:margin-bottom="0cm" table:align="left" style:writing-mode="lr-tb"/>
    </style:style>
    <style:style style:name="Таблица9.A" style:family="table-column">
      <style:table-column-properties style:column-width="0.727cm"/>
    </style:style>
    <style:style style:name="Таблица9.B" style:family="table-column">
      <style:table-column-properties style:column-width="1.453cm"/>
    </style:style>
    <style:style style:name="Таблица9.C" style:family="table-column">
      <style:table-column-properties style:column-width="2.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9.B1" style:family="table-cell">
      <style:table-cell-properties fo:padding-left="0.191cm" fo:padding-right="0.191cm" fo:padding-top="0cm" fo:padding-bottom="0cm" fo:border="none" style:writing-mode="lr-tb"/>
    </style:style>
    <style:style style:name="Таблица9.C1" style:family="table-cell">
      <style:table-cell-properties fo:padding-left="0.191cm" fo:padding-right="0.191cm" fo:padding-top="0cm" fo:padding-bottom="0cm" fo:border="none" style:writing-mode="lr-tb"/>
    </style:style>
    <style:style style:name="Таблица9.A2" style:family="table-cell">
      <style:table-cell-properties fo:padding-left="0.191cm" fo:padding-right="0.191cm" fo:padding-top="0cm" fo:padding-bottom="0cm" fo:border="none" style:writing-mode="lr-tb"/>
    </style:style>
    <style:style style:name="Таблица9.B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.C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.A3" style:family="table-cell">
      <style:table-cell-properties fo:padding-left="0.191cm" fo:padding-right="0.191cm" fo:padding-top="0cm" fo:padding-bottom="0cm" fo:border="none" style:writing-mode="lr-tb"/>
    </style:style>
    <style:style style:name="Таблица9.C3" style:family="table-cell">
      <style:table-cell-properties fo:padding-left="0.191cm" fo:padding-right="0.191cm" fo:padding-top="0cm" fo:padding-bottom="0cm" fo:border="none" style:writing-mode="lr-tb"/>
    </style:style>
    <style:style style:name="Таблица9.A4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.C4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.A5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9.C5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0" style:family="table">
      <style:table-properties style:width="16.492cm" fo:margin-left="0.009cm" fo:margin-top="0cm" fo:margin-bottom="0cm" table:align="left" style:writing-mode="lr-tb"/>
    </style:style>
    <style:style style:name="Таблица10.A" style:family="table-column">
      <style:table-column-properties style:column-width="1.896cm"/>
    </style:style>
    <style:style style:name="Таблица10.B" style:family="table-column">
      <style:table-column-properties style:column-width="2.221cm"/>
    </style:style>
    <style:style style:name="Таблица10.C" style:family="table-column">
      <style:table-column-properties style:column-width="7.467cm"/>
    </style:style>
    <style:style style:name="Таблица10.D" style:family="table-column">
      <style:table-column-properties style:column-width="4.907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0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0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1" style:family="table">
      <style:table-properties style:width="10.319cm" fo:margin-left="0cm" fo:margin-top="0cm" fo:margin-bottom="0cm" table:align="left" style:writing-mode="lr-tb"/>
    </style:style>
    <style:style style:name="Таблица11.A" style:family="table-column">
      <style:table-column-properties style:column-width="1.344cm"/>
    </style:style>
    <style:style style:name="Таблица11.B" style:family="table-column">
      <style:table-column-properties style:column-width="0.923cm"/>
    </style:style>
    <style:style style:name="Таблица11.C" style:family="table-column">
      <style:table-column-properties style:column-width="2.034cm"/>
    </style:style>
    <style:style style:name="Таблица11.D" style:family="table-column">
      <style:table-column-properties style:column-width="1.767cm"/>
    </style:style>
    <style:style style:name="Таблица11.E" style:family="table-column">
      <style:table-column-properties style:column-width="4.251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1.B1" style:family="table-cell">
      <style:table-cell-properties fo:padding-left="0.191cm" fo:padding-right="0.191cm" fo:padding-top="0cm" fo:padding-bottom="0cm" fo:border="none" style:writing-mode="lr-tb"/>
    </style:style>
    <style:style style:name="Таблица11.D1" style:family="table-cell">
      <style:table-cell-properties fo:padding-left="0.191cm" fo:padding-right="0.191cm" fo:padding-top="0cm" fo:padding-bottom="0cm" fo:border="none" style:writing-mode="lr-tb"/>
    </style:style>
    <style:style style:name="Таблица11.A2" style:family="table-cell">
      <style:table-cell-properties fo:padding-left="0.191cm" fo:padding-right="0.191cm" fo:padding-top="0cm" fo:padding-bottom="0cm" fo:border="none" style:writing-mode="lr-tb"/>
    </style:style>
    <style:style style:name="Таблица11.B2" style:family="table-cell">
      <style:table-cell-properties fo:padding-left="0.191cm" fo:padding-right="0.191cm" fo:padding-top="0cm" fo:padding-bottom="0cm" fo:border="none" style:writing-mode="lr-tb"/>
    </style:style>
    <style:style style:name="Таблица11.C2" style:family="table-cell">
      <style:table-cell-properties fo:padding-left="0.191cm" fo:padding-right="0.191cm" fo:padding-top="0cm" fo:padding-bottom="0cm" fo:border="none" style:writing-mode="lr-tb"/>
    </style:style>
    <style:style style:name="Таблица11.D2" style:family="table-cell">
      <style:table-cell-properties fo:padding-left="0.191cm" fo:padding-right="0.191cm" fo:padding-top="0cm" fo:padding-bottom="0cm" fo:border="none" style:writing-mode="lr-tb"/>
    </style:style>
    <style:style style:name="Таблица11.E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ing_20_1">
      <style:text-properties officeooo:paragraph-rsid="001f090f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1c166e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0.03cm" style:auto-text-indent="false"/>
      <style:text-properties style:font-name="Times New Roman" fo:font-size="14pt" fo:language="en" fo:country="US" officeooo:paragraph-rsid="001c166e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4" style:family="paragraph" style:parent-style-name="Standard">
      <style:text-properties officeooo:paragraph-rsid="001c166e"/>
    </style:style>
    <style:style style:name="P5" style:family="paragraph" style:parent-style-name="Standard">
      <style:text-properties officeooo:rsid="001c166e" officeooo:paragraph-rsid="001c166e"/>
    </style:style>
    <style:style style:name="P6" style:family="paragraph" style:parent-style-name="Standard">
      <style:paragraph-properties fo:margin-left="1.901cm" fo:margin-right="0cm" fo:text-align="end" style:justify-single-word="false" fo:text-indent="-1.901cm" style:auto-text-indent="false"/>
      <style:text-properties officeooo:rsid="001c166e" officeooo:paragraph-rsid="001f090f"/>
    </style:style>
    <style:style style:name="P7" style:family="paragraph" style:parent-style-name="Standard">
      <style:paragraph-properties fo:orphans="0" fo:widows="0"/>
      <style:text-properties fo:font-size="14pt" fo:font-style="italic" officeooo:paragraph-rsid="001c166e" style:font-size-asian="14pt" style:language-asian="en" style:country-asian="US" style:font-style-asian="italic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officeooo:paragraph-rsid="001c166e" style:font-size-asian="14pt" style:font-size-complex="14pt"/>
    </style:style>
    <style:style style:name="P9" style:family="paragraph" style:parent-style-name="Standard">
      <style:paragraph-properties fo:margin-top="0cm" fo:margin-bottom="0.282cm" style:contextual-spacing="false" fo:line-height="108%"/>
      <style:text-properties fo:font-size="14pt" fo:language="en" fo:country="US" officeooo:paragraph-rsid="001c166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fo:font-weight="bold" officeooo:rsid="0026350e" officeooo:paragraph-rsid="0026350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4pt" fo:language="en" fo:country="US" fo:font-weight="bold" officeooo:paragraph-rsid="001f090f" style:letter-kerning="false" style:font-name-asian="Calibri" style:font-size-asian="14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4pt" fo:font-weight="bold" officeooo:paragraph-rsid="001f090f" style:letter-kerning="false" style:font-name-asian="Calibri" style:font-size-asian="14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3" style:family="paragraph" style:parent-style-name="Standard" style:list-style-name="WWNum42">
      <style:paragraph-properties fo:margin-top="0.413cm" fo:margin-bottom="0cm" style:contextual-spacing="false" fo:orphans="0" fo:widows="0">
        <style:tab-stops>
          <style:tab-stop style:position="0.684cm"/>
        </style:tab-stops>
      </style:paragraph-properties>
      <style:text-properties officeooo:paragraph-rsid="001c166e"/>
    </style:style>
    <style:style style:name="P14" style:family="paragraph" style:parent-style-name="Standard">
      <style:paragraph-properties fo:margin-left="0.191cm" fo:margin-right="0cm" fo:orphans="0" fo:widows="0" fo:text-indent="0cm" style:auto-text-indent="false"/>
      <style:text-properties officeooo:paragraph-rsid="001c166e"/>
    </style:style>
    <style:style style:name="P15" style:family="paragraph" style:parent-style-name="Standard">
      <style:paragraph-properties fo:margin-left="0.191cm" fo:margin-right="0cm" fo:margin-top="0.175cm" fo:margin-bottom="0cm" style:contextual-spacing="false" fo:orphans="0" fo:widows="0" fo:text-indent="0cm" style:auto-text-indent="false"/>
      <style:text-properties officeooo:paragraph-rsid="001c166e"/>
    </style:style>
    <style:style style:name="P16" style:family="paragraph" style:parent-style-name="Standard">
      <style:paragraph-properties fo:margin-left="0.191cm" fo:margin-right="0cm" fo:orphans="0" fo:widows="0" fo:text-indent="0cm" style:auto-text-indent="false"/>
      <style:text-properties officeooo:paragraph-rsid="00248f95"/>
    </style:style>
    <style:style style:name="P17" style:family="paragraph" style:parent-style-name="Standard">
      <style:paragraph-properties fo:orphans="0" fo:widows="0"/>
      <style:text-properties fo:font-size="10pt" officeooo:paragraph-rsid="001c166e" style:font-size-asian="10pt" style:language-asian="en" style:country-asian="US" style:font-size-complex="14pt"/>
    </style:style>
    <style:style style:name="P18" style:family="paragraph" style:parent-style-name="Standard">
      <style:paragraph-properties fo:margin-top="0.014cm" fo:margin-bottom="0cm" style:contextual-spacing="false" fo:orphans="0" fo:widows="0"/>
      <style:text-properties fo:font-size="10pt" officeooo:paragraph-rsid="001c166e" style:font-size-asian="10pt" style:language-asian="en" style:country-asian="US" style:font-size-complex="14pt"/>
    </style:style>
    <style:style style:name="P19" style:family="paragraph" style:parent-style-name="Standard">
      <style:paragraph-properties fo:margin-top="0.011cm" fo:margin-bottom="0cm" style:contextual-spacing="false" fo:orphans="0" fo:widows="0"/>
      <style:text-properties fo:font-size="10pt" officeooo:paragraph-rsid="001c166e" style:font-size-asian="10pt" style:language-asian="en" style:country-asian="US" style:font-size-complex="14pt"/>
    </style:style>
    <style:style style:name="P20" style:family="paragraph" style:parent-style-name="Standard">
      <style:paragraph-properties fo:margin-top="0.009cm" fo:margin-bottom="0cm" style:contextual-spacing="false" fo:orphans="0" fo:widows="0"/>
      <style:text-properties fo:font-size="10pt" officeooo:paragraph-rsid="001c166e" style:font-size-asian="10pt" style:language-asian="en" style:country-asian="US" style:font-size-complex="14pt"/>
    </style:style>
    <style:style style:name="P21" style:family="paragraph" style:parent-style-name="Standard">
      <style:paragraph-properties fo:margin-left="0.189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2" style:family="paragraph" style:parent-style-name="Standard">
      <style:paragraph-properties fo:margin-left="0.201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3" style:family="paragraph" style:parent-style-name="Standard">
      <style:paragraph-properties fo:margin-left="0.2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4" style:family="paragraph" style:parent-style-name="Standard">
      <style:paragraph-properties fo:margin-left="0.19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5" style:family="paragraph" style:parent-style-name="Standard">
      <style:paragraph-properties fo:margin-left="0.228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6" style:family="paragraph" style:parent-style-name="Standard">
      <style:paragraph-properties fo:margin-left="0.189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7" style:family="paragraph" style:parent-style-name="Standard">
      <style:paragraph-properties fo:margin-left="0.201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8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29" style:family="paragraph" style:parent-style-name="Standard">
      <style:paragraph-properties fo:margin-left="0.199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c166e" style:letter-kerning="false" style:language-complex="ar" style:country-complex="SA"/>
    </style:style>
    <style:style style:name="P30" style:family="paragraph" style:parent-style-name="Standard">
      <style:paragraph-properties fo:margin-left="0.194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rsid="001c166e" officeooo:paragraph-rsid="001c166e" style:letter-kerning="false" style:language-complex="ar" style:country-complex="SA"/>
    </style:style>
    <style:style style:name="P31" style:family="paragraph" style:parent-style-name="Standard">
      <style:paragraph-properties fo:margin-left="0.2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rsid="001c166e" officeooo:paragraph-rsid="001c166e" style:letter-kerning="false" style:language-complex="ar" style:country-complex="SA"/>
    </style:style>
    <style:style style:name="P32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rsid="001c166e" officeooo:paragraph-rsid="001c166e" style:letter-kerning="false" style:language-complex="ar" style:country-complex="SA"/>
    </style:style>
    <style:style style:name="P33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rsid="001e0811" officeooo:paragraph-rsid="001e0811" style:letter-kerning="false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paragraph-rsid="001f090f" style:letter-kerning="false" style:font-name-asian="Calibri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text-properties fo:language="en" fo:country="US" officeooo:paragraph-rsid="001f090f"/>
    </style:style>
    <style:style style:name="P36" style:family="paragraph" style:parent-style-name="Standard">
      <style:paragraph-properties fo:margin-left="0.2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officeooo:paragraph-rsid="001c166e" style:letter-kerning="false" style:language-complex="ar" style:country-complex="SA"/>
    </style:style>
    <style:style style:name="P37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paragraph-rsid="001c166e" style:letter-kerning="false" style:language-complex="ar" style:country-complex="SA"/>
    </style:style>
    <style:style style:name="P38" style:family="paragraph" style:parent-style-name="Standard">
      <style:paragraph-properties fo:margin-left="0.228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paragraph-rsid="001c166e" style:letter-kerning="false" style:language-complex="ar" style:country-complex="SA"/>
    </style:style>
    <style:style style:name="P39" style:family="paragraph" style:parent-style-name="Standard">
      <style:paragraph-properties fo:margin-left="0.199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paragraph-rsid="001c166e" style:letter-kerning="false" style:language-complex="ar" style:country-complex="SA"/>
    </style:style>
    <style:style style:name="P40" style:family="paragraph" style:parent-style-name="Standard">
      <style:paragraph-properties fo:margin-left="0.2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officeooo:rsid="001c166e" officeooo:paragraph-rsid="001c166e" style:letter-kerning="false" style:language-complex="ar" style:country-complex="SA"/>
    </style:style>
    <style:style style:name="P41" style:family="paragraph" style:parent-style-name="Standard">
      <style:paragraph-properties fo:margin-left="0.228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officeooo:rsid="001c166e" officeooo:paragraph-rsid="001c166e" style:letter-kerning="false" style:language-complex="ar" style:country-complex="SA"/>
    </style:style>
    <style:style style:name="P42" style:family="paragraph" style:parent-style-name="Standard">
      <style:paragraph-properties fo:margin-left="0.201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officeooo:rsid="001c166e" officeooo:paragraph-rsid="001c166e" style:letter-kerning="false" style:language-complex="ar" style:country-complex="SA"/>
    </style:style>
    <style:style style:name="P43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rsid="001c166e" officeooo:paragraph-rsid="001c166e" style:letter-kerning="false" style:language-complex="ar" style:country-complex="SA"/>
    </style:style>
    <style:style style:name="P44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rsid="001e0811" officeooo:paragraph-rsid="001e0811" style:letter-kerning="false" style:language-complex="ar" style:country-complex="SA"/>
    </style:style>
    <style:style style:name="P45" style:family="paragraph" style:parent-style-name="Standard">
      <style:paragraph-properties fo:margin-left="0.228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rsid="00257e9c" officeooo:paragraph-rsid="00257e9c" style:letter-kerning="false" style:language-complex="ar" style:country-complex="SA"/>
    </style:style>
    <style:style style:name="P46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officeooo:rsid="00257e9c" officeooo:paragraph-rsid="00257e9c" style:letter-kerning="false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f090f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08ad5" style:letter-kerning="false" style:font-name-asian="Calibri" style:language-asian="en" style:country-asian="US" style:font-name-complex="F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1f090f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f090f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48f95" officeooo:paragraph-rsid="00248f95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6350e" officeooo:paragraph-rsid="0026350e" style:letter-kerning="false" style:font-name-asian="Calibri" style:language-asian="en" style:country-asian="US" style:font-name-complex="F" style:font-size-complex="11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f090f" style:letter-kerning="false" style:font-name-asian="Calibri" style:language-asian="en" style:country-asian="US" style:font-name-complex="F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01071" style:letter-kerning="false" style:font-name-asian="Calibri" style:language-asian="en" style:country-asian="US" style:font-name-complex="F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08ad5" style:letter-kerning="false" style:font-name-asian="Calibri" style:language-asian="en" style:country-asian="US" style:font-name-complex="F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40896" style:letter-kerning="false" style:font-name-asian="Calibri" style:language-asian="en" style:country-asian="US" style:font-name-complex="F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48f95" style:letter-kerning="false" style:font-name-asian="Calibri" style:language-asian="en" style:country-asian="US" style:font-name-complex="F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57e9c" style:letter-kerning="false" style:font-name-asian="Calibri" style:language-asian="en" style:country-asian="US" style:font-name-complex="F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6350e" style:letter-kerning="false" style:font-name-asian="Calibri" style:language-asian="en" style:country-asian="US" style:font-name-complex="F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01071" officeooo:paragraph-rsid="00201071" style:letter-kerning="false" style:font-name-asian="Calibri" style:language-asian="en" style:country-asian="US" style:font-name-complex="F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01071" officeooo:paragraph-rsid="00240896" style:letter-kerning="false" style:font-name-asian="Calibri" style:language-asian="en" style:country-asian="US" style:font-name-complex="F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01071" officeooo:paragraph-rsid="00248f95" style:letter-kerning="false" style:font-name-asian="Calibri" style:language-asian="en" style:country-asian="US" style:font-name-complex="F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f090f" style:letter-kerning="false" style:font-name-asian="Calibri" style:language-asian="en" style:country-asian="US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48f95" style:letter-kerning="false" style:font-name-asian="Calibri" style:language-asian="en" style:country-asian="US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officeooo:paragraph-rsid="001f090f" style:letter-kerning="false" style:font-name-asian="Calibri" style:language-asian="en" style:country-asian="US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01071" officeooo:paragraph-rsid="00201071" style:letter-kerning="false" style:font-name-asian="Calibri" style:language-asian="en" style:country-asian="US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f090f" style:letter-kerning="false" style:font-name-asian="Calibri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margin-top="0.012cm" fo:margin-bottom="0cm" style:contextual-spacing="false" fo:orphans="0" fo:widows="0"/>
      <style:text-properties fo:font-size="11.5pt" officeooo:paragraph-rsid="001c166e" style:font-size-asian="11.5pt" style:language-asian="en" style:country-asian="US" style:font-size-complex="14pt"/>
    </style:style>
    <style:style style:name="P69" style:family="paragraph" style:parent-style-name="Standard">
      <style:paragraph-properties fo:margin-top="0.005cm" fo:margin-bottom="0cm" style:contextual-spacing="false" fo:orphans="0" fo:widows="0"/>
      <style:text-properties fo:font-size="6pt" officeooo:paragraph-rsid="001c166e" style:font-size-asian="6pt" style:language-asian="en" style:country-asian="US" style:font-size-complex="14pt"/>
    </style:style>
    <style:style style:name="P70" style:family="paragraph" style:parent-style-name="Standard">
      <style:paragraph-properties fo:margin-top="0.007cm" fo:margin-bottom="0cm" style:contextual-spacing="false" fo:orphans="0" fo:widows="0"/>
      <style:text-properties fo:font-size="15.5pt" officeooo:paragraph-rsid="001c166e" style:font-size-asian="15.5pt" style:language-asian="en" style:country-asian="US" style:font-size-complex="14pt"/>
    </style:style>
    <style:style style:name="P71" style:family="paragraph" style:parent-style-name="Standard">
      <style:paragraph-properties fo:text-align="center" style:justify-single-word="false" fo:break-before="page"/>
      <style:text-properties officeooo:paragraph-rsid="001c166e"/>
    </style:style>
    <style:style style:name="P72" style:family="paragraph" style:parent-style-name="Standard">
      <style:paragraph-properties fo:text-align="center" style:justify-single-word="false"/>
      <style:text-properties fo:font-weight="bold" officeooo:paragraph-rsid="001f090f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26350e" officeooo:paragraph-rsid="0026350e" style:font-weight-asian="bold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weight="bold" officeooo:paragraph-rsid="001f090f" style:letter-kerning="false" style:font-name-asian="Calibri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48f95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6350e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f090f"/>
    </style:style>
    <style:style style:name="P78" style:family="paragraph" style:parent-style-name="Standard">
      <style:text-properties officeooo:paragraph-rsid="001f090f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0% 100%" officeooo:rsid="00201071" officeooo:paragraph-rsid="00201071" style:letter-kerning="false" style:font-name-asian="Calibri" style:language-asian="en" style:country-asian="US" style:font-name-complex="F" style:font-size-complex="11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0% 100%" officeooo:paragraph-rsid="001f090f" style:letter-kerning="false" style:font-name-asian="Calibri" style:language-asian="en" style:country-asian="US" style:font-name-complex="F" style:font-size-complex="11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officeooo:paragraph-rsid="00221018" style:letter-kerning="false" style:font-name-asian="Calibri" style:language-asian="en" style:country-asian="US" style:font-name-complex="F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officeooo:paragraph-rsid="00240896" style:letter-kerning="false" style:font-name-asian="Calibri" style:language-asian="en" style:country-asian="US" style:font-name-complex="F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officeooo:paragraph-rsid="001f090f" style:letter-kerning="false" style:font-name-asian="Calibri" style:language-asian="en" style:country-asian="US" style:font-name-complex="F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officeooo:paragraph-rsid="00257e9c" style:letter-kerning="false" style:font-name-asian="Calibri" style:language-asian="en" style:country-asian="US" style:font-name-complex="F" style:language-complex="ar" style:country-complex="SA"/>
    </style:style>
    <style:style style:name="P85" style:family="paragraph" style:parent-style-name="Standard">
      <style:text-properties officeooo:rsid="0026350e" officeooo:paragraph-rsid="0026350e"/>
    </style:style>
    <style:style style:name="P8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language-asian="en" style:country-asian="US" style:font-size-complex="11pt"/>
    </style:style>
    <style:style style:name="T2" style:family="text">
      <style:text-properties fo:font-size="14pt" style:font-size-asian="14pt" style:language-asian="en" style:country-asian="US" style:font-size-complex="14pt"/>
    </style:style>
    <style:style style:name="T3" style:family="text">
      <style:text-properties fo:font-size="14pt" officeooo:rsid="001c166e" style:font-size-asian="14pt" style:language-asian="en" style:country-asian="US" style:font-size-complex="14pt"/>
    </style:style>
    <style:style style:name="T4" style:family="text">
      <style:text-properties fo:font-size="14pt" officeooo:rsid="001e0811" style:font-size-asian="14pt" style:language-asian="en" style:country-asian="US" style:font-size-complex="14pt"/>
    </style:style>
    <style:style style:name="T5" style:family="text">
      <style:text-properties fo:font-size="14pt" officeooo:rsid="00248f95" style:font-size-asian="14pt" style:language-asian="en" style:country-asian="US" style:font-size-complex="14pt"/>
    </style:style>
    <style:style style:name="T6" style:family="text">
      <style:text-properties fo:font-size="14pt" officeooo:rsid="00257e9c" style:font-size-asian="14pt" style:language-asian="en" style:country-asian="US" style:font-size-complex="14pt"/>
    </style:style>
    <style:style style:name="T7" style:family="text">
      <style:text-properties fo:font-size="14pt" style:font-size-asian="14pt" style:font-name-complex="Times New Roman1" style:font-size-complex="14pt"/>
    </style:style>
    <style:style style:name="T8" style:family="text">
      <style:text-properties fo:font-size="14pt" style:font-size-asian="14pt" style:font-name-complex="Times New Roman1" style:font-size-complex="14pt" style:font-style-complex="italic"/>
    </style:style>
    <style:style style:name="T9" style:family="text">
      <style:text-properties fo:font-size="14pt" fo:letter-spacing="-0.005cm" style:font-size-asian="14pt" style:language-asian="en" style:country-asian="US" style:font-size-complex="11pt"/>
    </style:style>
    <style:style style:name="T10" style:family="text">
      <style:text-properties fo:font-size="14pt" fo:font-style="italic" style:font-size-asian="14pt" style:language-asian="en" style:country-asian="US" style:font-style-asian="italic" style:font-size-complex="11pt"/>
    </style:style>
    <style:style style:name="T11" style:family="text">
      <style:text-properties fo:font-size="14pt" fo:font-style="italic" style:font-size-asian="14pt" style:language-asian="en" style:country-asian="US" style:font-style-asian="italic" style:font-size-complex="14pt"/>
    </style:style>
    <style:style style:name="T12" style:family="text">
      <style:text-properties fo:font-size="14pt" fo:letter-spacing="-0.002cm" fo:font-style="italic" style:font-size-asian="14pt" style:language-asian="en" style:country-asian="US" style:font-style-asian="italic" style:font-size-complex="14pt"/>
    </style:style>
    <style:style style:name="T13" style:family="text">
      <style:text-properties fo:font-size="14pt" fo:letter-spacing="-0.002cm" style:font-size-asian="14pt" style:language-asian="en" style:country-asian="US" style:font-size-complex="14pt"/>
    </style:style>
    <style:style style:name="T14" style:family="text">
      <style:text-properties fo:font-size="14pt" fo:language="en" fo:country="US" style:font-size-asian="14pt" style:font-name-complex="Times New Roman1" style:font-size-complex="14pt" style:font-style-complex="italic"/>
    </style:style>
    <style:style style:name="T1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fo:font-weight="bold" style:font-size-asian="14pt" style:font-weight-asian="bold" style:font-size-complex="12pt" style:font-weight-complex="bold"/>
    </style:style>
    <style:style style:name="T17" style:family="text">
      <style:text-properties fo:font-size="14pt" fo:language="en" fo:country="US" fo:font-weight="bold" officeooo:rsid="00201071" style:font-size-asian="14pt" style:font-weight-asian="bold" style:font-size-complex="12pt" style:font-weight-complex="bold"/>
    </style:style>
    <style:style style:name="T18" style:family="text">
      <style:text-properties fo:font-size="14pt" fo:language="en" fo:country="US" fo:font-weight="bold" officeooo:rsid="00208ad5" style:font-size-asian="14pt" style:font-weight-asian="bold" style:font-size-complex="12pt" style:font-weight-complex="bold"/>
    </style:style>
    <style:style style:name="T19" style:family="text">
      <style:text-properties fo:font-size="14pt" fo:language="en" fo:country="US" fo:font-weight="bold" officeooo:rsid="001fb6de" style:font-size-asian="14pt" style:font-weight-asian="bold" style:font-size-complex="12pt" style:font-weight-complex="bold"/>
    </style:style>
    <style:style style:name="T20" style:family="text">
      <style:text-properties fo:font-size="14pt" fo:language="en" fo:country="US" fo:font-weight="bold" officeooo:rsid="00221018" style:font-size-asian="14pt" style:font-weight-asian="bold" style:font-size-complex="12pt" style:font-weight-complex="bold"/>
    </style:style>
    <style:style style:name="T21" style:family="text">
      <style:text-properties fo:font-size="14pt" fo:language="en" fo:country="US" fo:font-weight="bold" officeooo:rsid="00240896" style:font-size-asian="14pt" style:font-weight-asian="bold" style:font-size-complex="12pt" style:font-weight-complex="bold"/>
    </style:style>
    <style:style style:name="T22" style:family="text">
      <style:text-properties fo:font-size="14pt" fo:language="en" fo:country="US" fo:font-weight="bold" officeooo:rsid="00257e9c" style:font-size-asian="14pt" style:font-weight-asian="bold" style:font-size-complex="12pt" style:font-weight-complex="bold"/>
    </style:style>
    <style:style style:name="T23" style:family="text">
      <style:text-properties fo:font-size="14pt" fo:language="en" fo:country="US" fo:font-weight="bold" officeooo:rsid="0026350e" style:font-size-asian="14pt" style:font-weight-asian="bold" style:font-size-complex="12pt" style:font-weight-complex="bold"/>
    </style:style>
    <style:style style:name="T24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fo:font-size="14pt" fo:language="en" fo:country="US" fo:font-weight="bold" officeooo:rsid="00208ad5" style:font-size-asian="14pt" style:font-weight-asian="bold" style:font-name-complex="Times New Roman1" style:font-size-complex="14pt" style:font-weight-complex="bold"/>
    </style:style>
    <style:style style:name="T26" style:family="text">
      <style:text-properties fo:font-size="14pt" fo:language="en" fo:country="US" fo:font-weight="bold" officeooo:rsid="00240896" style:font-size-asian="14pt" style:font-weight-asian="bold" style:font-name-complex="Times New Roman1" style:font-size-complex="14pt" style:font-weight-complex="bold"/>
    </style:style>
    <style:style style:name="T27" style:family="text">
      <style:text-properties fo:font-size="14pt" fo:language="en" fo:country="US" fo:font-weight="bold" officeooo:rsid="00257e9c" style:font-size-asian="14pt" style:font-weight-asian="bold" style:font-name-complex="Times New Roman1" style:font-size-complex="14pt" style:font-weight-complex="bold"/>
    </style:style>
    <style:style style:name="T28" style:family="text">
      <style:text-properties fo:font-size="14pt" fo:language="en" fo:country="US" fo:font-weight="bold" officeooo:rsid="00208ad5" fo:background-color="transparent" loext:char-shading-value="0" style:font-size-asian="14pt" style:font-weight-asian="bold" style:font-size-complex="12pt" style:font-weight-complex="bold"/>
    </style:style>
    <style:style style:name="T29" style:family="text">
      <style:text-properties fo:font-size="14pt" fo:language="ru" fo:country="RU" style:font-size-asian="14pt" style:language-asian="en" style:country-asian="US" style:font-size-complex="11pt"/>
    </style:style>
    <style:style style:name="T30" style:family="text">
      <style:text-properties fo:font-size="14pt" fo:font-weight="bold" style:font-size-asian="14pt" style:font-weight-asian="bold" style:font-size-complex="12pt" style:font-weight-complex="bold"/>
    </style:style>
    <style:style style:name="T31" style:family="text">
      <style:text-properties fo:font-size="14pt" fo:font-weight="bold" officeooo:rsid="001fb6de" style:font-size-asian="14pt" style:font-weight-asian="bold" style:font-size-complex="12pt" style:font-weight-complex="bold"/>
    </style:style>
    <style:style style:name="T32" style:family="text">
      <style:text-properties fo:font-size="14pt" fo:font-weight="bold" officeooo:rsid="00201071" style:font-size-asian="14pt" style:font-weight-asian="bold" style:font-size-complex="12pt" style:font-weight-complex="bold"/>
    </style:style>
    <style:style style:name="T33" style:family="text">
      <style:text-properties fo:font-size="14pt" fo:font-weight="bold" officeooo:rsid="00208ad5" style:font-size-asian="14pt" style:font-weight-asian="bold" style:font-size-complex="12pt" style:font-weight-complex="bold"/>
    </style:style>
    <style:style style:name="T34" style:family="text">
      <style:text-properties fo:font-size="14pt" fo:font-weight="bold" officeooo:rsid="00221018" style:font-size-asian="14pt" style:font-weight-asian="bold" style:font-size-complex="12pt" style:font-weight-complex="bold"/>
    </style:style>
    <style:style style:name="T35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36" style:family="text">
      <style:text-properties fo:font-size="14pt" fo:font-weight="bold" officeooo:rsid="00201071" style:font-size-asian="14pt" style:font-weight-asian="bold" style:font-name-complex="Times New Roman1" style:font-size-complex="14pt" style:font-weight-complex="bold"/>
    </style:style>
    <style:style style:name="T37" style:family="text">
      <style:text-properties fo:font-size="14pt" fo:font-weight="bold" officeooo:rsid="00208ad5" style:font-size-asian="14pt" style:font-weight-asian="bold" style:font-name-complex="Times New Roman1" style:font-size-complex="14pt" style:font-weight-complex="bold"/>
    </style:style>
    <style:style style:name="T38" style:family="text">
      <style:text-properties fo:font-size="14pt" fo:font-weight="bold" officeooo:rsid="00240896" style:font-size-asian="14pt" style:font-weight-asian="bold" style:font-name-complex="Times New Roman1" style:font-size-complex="14pt" style:font-weight-complex="bold"/>
    </style:style>
    <style:style style:name="T39" style:family="text">
      <style:text-properties fo:font-size="14pt" fo:font-weight="bold" officeooo:rsid="00248f95" style:font-size-asian="14pt" style:font-weight-asian="bold" style:font-name-complex="Times New Roman1" style:font-size-complex="14pt" style:font-weight-complex="bold"/>
    </style:style>
    <style:style style:name="T40" style:family="text">
      <style:text-properties fo:font-size="14pt" fo:font-weight="bold" officeooo:rsid="00257e9c" style:font-size-asian="14pt" style:font-weight-asian="bold" style:font-name-complex="Times New Roman1" style:font-size-complex="14pt" style:font-weight-complex="bold"/>
    </style:style>
    <style:style style:name="T41" style:family="text">
      <style:text-properties fo:font-size="14pt" fo:font-weight="bold" officeooo:rsid="0026350e" style:font-size-asian="14pt" style:font-weight-asian="bold" style:font-name-complex="Times New Roman1" style:font-size-complex="14pt" style:font-weight-complex="bold"/>
    </style:style>
    <style:style style:name="T42" style:family="text">
      <style:text-properties style:font-name="TimesNewRomanPSMT" fo:font-size="14pt" fo:language="fr" fo:country="FR" fo:font-style="italic" style:font-size-asian="14pt" style:font-style-asian="italic" style:font-size-complex="14pt"/>
    </style:style>
    <style:style style:name="T43" style:family="text">
      <style:text-properties style:font-name="TimesNewRomanPSMT" fo:font-size="14pt" fo:language="en" fo:country="US" fo:font-style="italic" style:font-size-asian="14pt" style:font-style-asian="italic" style:font-size-complex="14pt"/>
    </style:style>
    <style:style style:name="T44" style:family="text">
      <style:text-properties style:text-position="sub 58%"/>
    </style:style>
    <style:style style:name="T45" style:family="text">
      <style:text-properties style:text-position="sub 58%" fo:font-size="14pt" style:font-size-asian="14pt" style:language-asian="en" style:country-asian="US" style:font-size-complex="14pt"/>
    </style:style>
    <style:style style:name="T46" style:family="text">
      <style:text-properties style:text-position="sub 58%" fo:font-size="14pt" fo:language="en" fo:country="US" fo:font-weight="bold" style:font-size-asian="14pt" style:font-weight-asian="bold" style:font-size-complex="12pt" style:font-weight-complex="bold"/>
    </style:style>
    <style:style style:name="T47" style:family="text">
      <style:text-properties style:text-position="sub 58%" fo:language="en" fo:country="US"/>
    </style:style>
    <style:style style:name="T48" style:family="text">
      <style:text-properties style:text-position="sub 58%" style:font-name="Liberation Serif" fo:language="en" fo:country="US" style:font-name-complex="0"/>
    </style:style>
    <style:style style:name="T49" style:family="text">
      <style:text-properties style:text-position="sub 58%" style:font-name="Liberation Serif" style:font-name-complex="0"/>
    </style:style>
    <style:style style:name="T50" style:family="text">
      <style:text-properties style:text-position="super 58%" fo:font-size="14pt" style:font-size-asian="14pt" style:language-asian="en" style:country-asian="US" style:font-size-complex="14pt"/>
    </style:style>
    <style:style style:name="T51" style:family="text">
      <style:text-properties style:text-position="super 58%" fo:font-size="14pt" officeooo:rsid="001c166e" style:font-size-asian="14pt" style:language-asian="en" style:country-asian="US" style:font-size-complex="14pt"/>
    </style:style>
    <style:style style:name="T52" style:family="text">
      <style:text-properties style:text-position="super 58%" fo:font-size="14pt" officeooo:rsid="001e0811" style:font-size-asian="14pt" style:language-asian="en" style:country-asian="US" style:font-size-complex="14pt"/>
    </style:style>
    <style:style style:name="T53" style:family="text">
      <style:text-properties style:text-position="super 58%" fo:language="en" fo:country="US"/>
    </style:style>
    <style:style style:name="T54" style:family="text">
      <style:text-properties style:text-position="super 58%" fo:language="en" fo:country="US" officeooo:rsid="00248f95"/>
    </style:style>
    <style:style style:name="T55" style:family="text">
      <style:text-properties style:text-position="super 58%" fo:language="en" fo:country="US" officeooo:rsid="0026350e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style:font-weight-asian="bold" style:font-weight-complex="bold"/>
    </style:style>
    <style:style style:name="T58" style:family="text">
      <style:text-properties fo:language="en" fo:country="US" fo:font-style="italic" style:font-style-asian="italic" style:font-style-complex="italic"/>
    </style:style>
    <style:style style:name="T59" style:family="text">
      <style:text-properties fo:language="en" fo:country="US" style:language-asian="en" style:country-asian="US"/>
    </style:style>
    <style:style style:name="T60" style:family="text">
      <style:text-properties fo:language="en" fo:country="US" style:font-name-complex="Times New Roman1"/>
    </style:style>
    <style:style style:name="T61" style:family="text">
      <style:text-properties fo:language="en" fo:country="US" officeooo:rsid="00248f95" style:font-name-complex="Times New Roman1"/>
    </style:style>
    <style:style style:name="T62" style:family="text">
      <style:text-properties fo:language="en" fo:country="US" officeooo:rsid="0026350e" style:font-name-complex="Times New Roman1"/>
    </style:style>
    <style:style style:name="T63" style:family="text">
      <style:text-properties fo:language="en" fo:country="US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4" style:family="text">
      <style:text-properties fo:language="en" fo:country="US" officeooo:rsid="00248f95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5" style:family="text">
      <style:text-properties fo:language="en" fo:country="US" officeooo:rsid="0026350e" style:letter-kerning="false" style:font-name-asian="Calibri" style:language-asian="en" style:country-asian="US" style:font-name-complex="F" style:font-size-complex="11pt" style:language-complex="ar" style:country-complex="SA"/>
    </style:style>
    <style:style style:name="T66" style:family="text">
      <style:text-properties fo:language="en" fo:country="US" style:letter-kerning="false" style:font-name-asian="Calibri" style:language-asian="en" style:country-asian="US" style:font-name-complex="Times New Roman1" style:font-size-complex="11pt" style:language-complex="ar" style:country-complex="SA"/>
    </style:style>
    <style:style style:name="T67" style:family="text">
      <style:text-properties fo:language="en" fo:country="US" officeooo:rsid="00248f95"/>
    </style:style>
    <style:style style:name="T68" style:family="text">
      <style:text-properties fo:language="en" fo:country="US" officeooo:rsid="0026350e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color="#ff0000" loext:opacity="100%" fo:font-size="14pt" fo:language="en" fo:country="US" fo:font-weight="bold" style:font-size-asian="14pt" style:font-weight-asian="bold" style:font-size-complex="12pt" style:font-weight-complex="bold"/>
    </style:style>
    <style:style style:name="T71" style:family="text">
      <style:text-properties fo:color="#ff0000" loext:opacity="100%" fo:font-size="14pt" fo:language="en" fo:country="US" fo:font-weight="bold" style:font-size-asian="14pt" style:font-weight-asian="bold" style:font-size-complex="12pt" style:font-weight-complex="bold"/>
    </style:style>
    <style:style style:name="T72" style:family="text">
      <style:text-properties fo:color="#ff0000" loext:opacity="100%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3" style:family="text">
      <style:text-properties fo:color="#ff0000" loext:opacity="100%" fo:font-size="14pt" fo:font-weight="bold" style:font-size-asian="14pt" style:font-weight-asian="bold" style:font-name-complex="Times New Roman1" style:font-size-complex="14pt" style:font-weight-complex="bold"/>
    </style:style>
    <style:style style:name="T74" style:family="text">
      <style:text-properties fo:color="#ff0000" loext:opacity="100%" fo:font-size="14pt" fo:font-weight="bold" officeooo:rsid="00208ad5" style:font-size-asian="14pt" style:font-weight-asian="bold" style:font-name-complex="Times New Roman1" style:font-size-complex="14pt" style:font-weight-complex="bold"/>
    </style:style>
    <style:style style:name="T75" style:family="text">
      <style:text-properties fo:color="#ff0000" loext:opacity="100%" fo:font-size="14pt" fo:font-weight="bold" officeooo:rsid="00240896" style:font-size-asian="14pt" style:font-weight-asian="bold" style:font-name-complex="Times New Roman1" style:font-size-complex="14pt" style:font-weight-complex="bold"/>
    </style:style>
    <style:style style:name="T76" style:family="text">
      <style:text-properties fo:color="#ff0000" loext:opacity="100%" fo:font-size="14pt" fo:font-weight="bold" style:font-size-asian="14pt" style:font-weight-asian="bold" style:font-size-complex="12pt" style:font-weight-complex="bold"/>
    </style:style>
    <style:style style:name="T77" style:family="text">
      <style:text-properties fo:color="#ff0000" loext:opacity="100%" fo:font-size="14pt" fo:font-weight="bold" officeooo:rsid="00208ad5" style:font-size-asian="14pt" style:font-weight-asian="bold" style:font-size-complex="12pt" style:font-weight-complex="bold"/>
    </style:style>
    <style:style style:name="T78" style:family="text">
      <style:text-properties fo:color="#ff0000" loext:opacity="100%" fo:font-size="14pt" fo:font-weight="bold" officeooo:rsid="00208ad5" style:font-size-asian="14pt" style:font-weight-asian="bold" style:font-size-complex="12pt" style:font-weight-complex="bold"/>
    </style:style>
    <style:style style:name="T79" style:family="text">
      <style:text-properties fo:color="#ff0000" loext:opacity="100%" fo:font-size="14pt" fo:font-weight="bold" officeooo:rsid="00221018" style:font-size-asian="14pt" style:font-weight-asian="bold" style:font-size-complex="12pt" style:font-weight-complex="bold"/>
    </style:style>
    <style:style style:name="T80" style:family="text">
      <style:text-properties fo:font-variant="normal" fo:text-transform="none" fo:color="#202122" loext:opacity="100%" fo:font-size="14pt" fo:letter-spacing="normal" style:font-size-asian="14pt" style:language-asian="en" style:country-asian="US" style:font-size-complex="14pt"/>
    </style:style>
    <style:style style:name="T81" style:family="text">
      <style:text-properties style:text-underline-style="solid" style:text-underline-width="auto" style:text-underline-color="font-color" style:font-name-complex="Times New Roman1"/>
    </style:style>
    <style:style style:name="T82" style:family="text">
      <style:text-properties style:text-underline-style="solid" style:text-underline-width="auto" style:text-underline-color="font-color" style:font-name-complex="F"/>
    </style:style>
    <style:style style:name="T83" style:family="text">
      <style:text-properties style:text-underline-style="solid" style:text-underline-width="auto" style:text-underline-color="font-color" style:letter-kerning="false" style:font-name-asian="Calibri" style:language-asian="en" style:country-asian="US" style:font-name-complex="F" style:font-size-complex="11pt" style:language-complex="ar" style:country-complex="SA"/>
    </style:style>
    <style:style style:name="T84" style:family="text">
      <style:text-properties style:text-underline-style="solid" style:text-underline-width="auto" style:text-underline-color="font-color" officeooo:rsid="00248f95" style:letter-kerning="false" style:font-name-asian="Calibri" style:language-asian="en" style:country-asian="US" style:font-name-complex="F" style:font-size-complex="11pt" style:language-complex="ar" style:country-complex="SA"/>
    </style:style>
    <style:style style:name="T85" style:family="text">
      <style:text-properties style:text-underline-style="solid" style:text-underline-width="auto" style:text-underline-color="font-color" officeooo:rsid="0026350e" style:letter-kerning="false" style:font-name-asian="Calibri" style:language-asian="en" style:country-asian="US" style:font-name-complex="F" style:font-size-complex="11pt" style:language-complex="ar" style:country-complex="SA"/>
    </style:style>
    <style:style style:name="T86" style:family="text">
      <style:text-properties style:letter-kerning="false" style:font-name-asian="Calibri" style:language-asian="en" style:country-asian="US" style:font-name-complex="F" style:font-size-complex="11pt" style:language-complex="ar" style:country-complex="SA"/>
    </style:style>
    <style:style style:name="T87" style:family="text">
      <style:text-properties style:use-window-font-color="true" loext:opacity="0%" fo:font-size="14pt" fo:language="en" fo:country="US" fo:font-weight="bold" style:font-size-asian="14pt" style:font-weight-asian="bold" style:font-size-complex="12pt" style:font-weight-complex="bold"/>
    </style:style>
    <style:style style:name="T88" style:family="text">
      <style:text-properties style:use-window-font-color="true" loext:opacity="0%" fo:font-size="14pt" fo:language="en" fo:country="US" fo:font-weight="bold" officeooo:rsid="00201071" style:font-size-asian="14pt" style:font-weight-asian="bold" style:font-size-complex="12pt" style:font-weight-complex="bold"/>
    </style:style>
    <style:style style:name="T89" style:family="text">
      <style:text-properties style:use-window-font-color="true" loext:opacity="0%" fo:font-size="14pt" fo:language="en" fo:country="US" fo:font-weight="bold" officeooo:rsid="00201071" style:font-size-asian="14pt" style:font-weight-asian="bold" style:font-size-complex="12pt" style:font-weight-complex="bold"/>
    </style:style>
    <style:style style:name="T90" style:family="text">
      <style:text-properties style:use-window-font-color="true" loext:opacity="0%" fo:font-size="14pt" fo:language="en" fo:country="US" fo:font-weight="bold" officeooo:rsid="00208ad5" fo:background-color="transparent" loext:char-shading-value="0" style:font-size-asian="14pt" style:font-weight-asian="bold" style:font-size-complex="12pt" style:font-weight-complex="bold"/>
    </style:style>
    <style:style style:name="T91" style:family="text">
      <style:text-properties style:font-name="Liberation Serif" fo:language="en" fo:country="US" style:font-name-complex="0"/>
    </style:style>
    <style:style style:name="T92" style:family="text">
      <style:text-properties officeooo:rsid="0026350e"/>
    </style:style>
    <style:style style:name="gr1" style:family="graphic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8.729cm" fo:min-width="0cm" fo:padding-top="0.125cm" fo:padding-bottom="0.125cm" fo:padding-left="0.25cm" fo:padding-right="0.25cm" fo:wrap-option="wrap" fo:margin-left="0.019cm" fo:margin-right="0.159cm" fo:margin-top="0.086cm" fo:margin-bottom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Гуменник П. О. <text:tab/>Р3133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9,8</text:p>
          </table:table-cell>
          <table:table-cell table:style-name="Таблица1.B1" office:value-type="string">
            <text:p text:style-name="P3">0,02</text:p>
          </table:table-cell>
        </table:table-row>
      </table:table>
      <text:p text:style-name="P4"/>
      <text:p text:style-name="P4"/>
      <text:p text:style-name="P5"><text:bookmark-start text:name="_Hlk92493067"/><text:span text:style-name="T1">Формат</text:span><text:span text:style-name="T9"> </text:span><text:span text:style-name="T10">Ф1</text:span></text:p>
      <text:p text:style-name="P7"/>
      <text:p text:style-name="P14"><text:span text:style-name="T11">А</text:span><text:span text:style-name="T12"> </text:span><text:span text:style-name="T2">= (</text:span><text:span text:style-name="T3">9.8</text:span><text:span text:style-name="T2">)</text:span><text:span text:style-name="T45">10</text:span><text:span text:style-name="T2"> </text:span><text:span text:style-name="T80">≈</text:span><text:span text:style-name="T2"> </text:span><text:span text:style-name="T3">9.СС</text:span><text:span text:style-name="T45">16</text:span><text:span text:style-name="T2"> </text:span><text:span text:style-name="T80">≈</text:span><text:span text:style-name="T2"> </text:span><text:span text:style-name="T3">0.9D</text:span><text:span text:style-name="T45">16</text:span><text:span text:style-name="T2"> · 16</text:span><text:span text:style-name="T50">1</text:span></text:p>
      <text:p text:style-name="P17"/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column table:style-name="Таблица2.C"/>
        <table:table-column table:style-name="Таблица2.H"/>
        <table:table-column table:style-name="Таблица2.I"/>
        <table:table-column table:style-name="Таблица2.J"/>
        <table:table-column table:style-name="Таблица2.C" table:number-columns-repeated="3"/>
        <table:table-column table:style-name="Таблица2.F"/>
        <table:table-column table:style-name="Таблица2.C"/>
        <table:table-column table:style-name="Таблица2.P"/>
        <table:table-row table:style-name="Таблица2.1">
          <table:table-cell table:style-name="Таблица2.A1" office:value-type="string">
            <text:p text:style-name="P21"><text:span text:style-name="T1">0</text:span></text:p>
          </table:table-cell>
          <table:table-cell table:style-name="Таблица2.B1" office:value-type="string">
            <text:p text:style-name="P22"><text:span text:style-name="T1">1</text:span></text:p>
          </table:table-cell>
          <table:table-cell table:style-name="Таблица2.C1" office:value-type="string">
            <text:p text:style-name="P23"><text:span text:style-name="T1">0</text:span></text:p>
          </table:table-cell>
          <table:table-cell table:style-name="Таблица2.C1" office:value-type="string">
            <text:p text:style-name="P23"><text:span text:style-name="T1">0</text:span></text:p>
          </table:table-cell>
          <table:table-cell table:style-name="Таблица2.C1" office:value-type="string">
            <text:p text:style-name="P23"><text:span text:style-name="T1">0</text:span></text:p>
          </table:table-cell>
          <table:table-cell table:style-name="Таблица2.C1" office:value-type="string">
            <text:p text:style-name="P23"><text:span text:style-name="T1">0</text:span></text:p>
          </table:table-cell>
          <table:table-cell table:style-name="Таблица2.C1" office:value-type="string">
            <text:p text:style-name="P23"><text:span text:style-name="T1">0</text:span></text:p>
          </table:table-cell>
          <table:table-cell table:style-name="Таблица2.A1" office:value-type="string">
            <text:p text:style-name="P23"><text:span text:style-name="T1">1</text:span></text:p>
          </table:table-cell>
          <table:table-cell table:style-name="Таблица2.B1" office:value-type="string">
            <text:p text:style-name="P30"><text:span text:style-name="T1">1</text:span></text:p>
          </table:table-cell>
          <table:table-cell table:style-name="Таблица2.C1" office:value-type="string">
            <text:p text:style-name="P23"><text:span text:style-name="T1">0</text:span></text:p>
          </table:table-cell>
          <table:table-cell table:style-name="Таблица2.C1" office:value-type="string">
            <text:p text:style-name="P40"><text:span text:style-name="T29">0</text:span></text:p>
          </table:table-cell>
          <table:table-cell table:style-name="Таблица2.C1" office:value-type="string">
            <text:p text:style-name="P40"><text:span text:style-name="T29">1</text:span></text:p>
          </table:table-cell>
          <table:table-cell table:style-name="Таблица2.C1" office:value-type="string">
            <text:p text:style-name="P36"><text:span text:style-name="T29">1</text:span></text:p>
          </table:table-cell>
          <table:table-cell table:style-name="Таблица2.C1" office:value-type="string">
            <text:p text:style-name="P41"><text:span text:style-name="T29">1</text:span></text:p>
          </table:table-cell>
          <table:table-cell table:style-name="Таблица2.C1" office:value-type="string">
            <text:p text:style-name="P40"><text:span text:style-name="T29">0</text:span></text:p>
          </table:table-cell>
          <table:table-cell table:style-name="Таблица2.C1" office:value-type="string">
            <text:p text:style-name="P36"><text:span text:style-name="T29">1</text:span></text:p>
          </table:table-cell>
        </table:table-row>
      </table:table>
      <text:p text:style-name="P68"/>
      <text:p text:style-name="P15"><text:span text:style-name="T11">В</text:span><text:span text:style-name="T12"> </text:span><text:span text:style-name="T2">= </text:span><text:span text:style-name="T3">0.02</text:span><text:span text:style-name="T45">10</text:span><text:span text:style-name="T2"> </text:span><text:span text:style-name="T80">≈</text:span><text:span text:style-name="T2"> </text:span><text:span text:style-name="T59">0.051E</text:span><text:span text:style-name="T45">16</text:span><text:span text:style-name="T13"> </text:span><text:span text:style-name="T80">≈</text:span><text:span text:style-name="T2"> </text:span><text:span text:style-name="T3">0.52</text:span><text:span text:style-name="T45">16</text:span><text:span text:style-name="T2"> · 16</text:span><text:span text:style-name="T50">-1</text:span></text:p>
      <text:p text:style-name="P17"/>
      <text:p text:style-name="P69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E"/>
        <table:table-column table:style-name="Таблица3.F"/>
        <table:table-column table:style-name="Таблица3.B"/>
        <table:table-column table:style-name="Таблица3.F"/>
        <table:table-column table:style-name="Таблица3.I"/>
        <table:table-column table:style-name="Таблица3.F"/>
        <table:table-column table:style-name="Таблица3.B"/>
        <table:table-column table:style-name="Таблица3.D"/>
        <table:table-column table:style-name="Таблица3.E"/>
        <table:table-column table:style-name="Таблица3.F"/>
        <table:table-column table:style-name="Таблица3.B"/>
        <table:table-column table:style-name="Таблица3.P"/>
        <table:table-row table:style-name="Таблица3.1">
          <table:table-cell table:style-name="Таблица3.A1" office:value-type="string">
            <text:p text:style-name="P23"><text:span text:style-name="T1">0</text:span></text:p>
          </table:table-cell>
          <table:table-cell table:style-name="Таблица3.B1" office:value-type="string">
            <text:p text:style-name="P24"><text:span text:style-name="T1">0</text:span></text:p>
          </table:table-cell>
          <table:table-cell table:style-name="Таблица3.C1" office:value-type="string">
            <text:p text:style-name="P23"><text:span text:style-name="T1">1</text:span></text:p>
          </table:table-cell>
          <table:table-cell table:style-name="Таблица3.C1" office:value-type="string">
            <text:p text:style-name="P23"><text:span text:style-name="T1">1</text:span></text:p>
          </table:table-cell>
          <table:table-cell table:style-name="Таблица3.C1" office:value-type="string">
            <text:p text:style-name="P25"><text:span text:style-name="T1">1</text:span></text:p>
          </table:table-cell>
          <table:table-cell table:style-name="Таблица3.C1" office:value-type="string">
            <text:p text:style-name="P23"><text:span text:style-name="T1">1</text:span></text:p>
          </table:table-cell>
          <table:table-cell table:style-name="Таблица3.C1" office:value-type="string">
            <text:p text:style-name="P23"><text:span text:style-name="T1">1</text:span></text:p>
          </table:table-cell>
          <table:table-cell table:style-name="Таблица3.A1" office:value-type="string">
            <text:p text:style-name="P23"><text:span text:style-name="T1">1</text:span></text:p>
          </table:table-cell>
          <table:table-cell table:style-name="Таблица3.B1" office:value-type="string">
            <text:p text:style-name="P42"><text:span text:style-name="T29">0</text:span></text:p>
          </table:table-cell>
          <table:table-cell table:style-name="Таблица3.C1" office:value-type="string">
            <text:p text:style-name="P40"><text:span text:style-name="T29">1</text:span></text:p>
          </table:table-cell>
          <table:table-cell table:style-name="Таблица3.C1" office:value-type="string">
            <text:p text:style-name="P23"><text:span text:style-name="T1">0</text:span></text:p>
          </table:table-cell>
          <table:table-cell table:style-name="Таблица3.C1" office:value-type="string">
            <text:p text:style-name="P31"><text:span text:style-name="T1">1</text:span></text:p>
          </table:table-cell>
          <table:table-cell table:style-name="Таблица3.C1" office:value-type="string">
            <text:p text:style-name="P25"><text:span text:style-name="T1">0</text:span></text:p>
          </table:table-cell>
          <table:table-cell table:style-name="Таблица3.C1" office:value-type="string">
            <text:p text:style-name="P31"><text:span text:style-name="T1">0</text:span></text:p>
          </table:table-cell>
          <table:table-cell table:style-name="Таблица3.C1" office:value-type="string">
            <text:p text:style-name="P36"><text:span text:style-name="T29">1</text:span></text:p>
          </table:table-cell>
          <table:table-cell table:style-name="Таблица3.C1" office:value-type="string">
            <text:p text:style-name="P31"><text:span text:style-name="T1">0</text:span></text:p>
          </table:table-cell>
        </table:table-row>
      </table:table>
      <text:list xml:id="list2518846039" text:style-name="WWNum42">
        <text:list-item>
          <text:p text:style-name="P13"><text:span text:style-name="T1">Формат</text:span><text:span text:style-name="T9"> </text:span><text:span text:style-name="T10">Ф2</text:span></text:p>
        </text:list-item>
      </text:list>
      <text:p text:style-name="P7"/>
      <text:p text:style-name="P16"><text:span text:style-name="T11">А</text:span><text:span text:style-name="T12"> </text:span><text:span text:style-name="T2">= </text:span><text:span text:style-name="T3">9.8</text:span><text:span text:style-name="T45">10</text:span><text:span text:style-name="T2"> </text:span><text:span text:style-name="T80">≈</text:span><text:span text:style-name="T2"> </text:span><text:span text:style-name="T3">1001.1100</text:span><text:span text:style-name="T5">11</text:span><text:span text:style-name="T45">2</text:span><text:span text:style-name="T2"> </text:span><text:span text:style-name="T80">≈</text:span><text:span text:style-name="T2"> </text:span><text:span text:style-name="T3">0.1001 110</text:span><text:span text:style-name="T5">1</text:span><text:span text:style-name="T45">2</text:span><text:span text:style-name="T2"> · 2</text:span><text:span text:style-name="T51">4</text:span></text:p>
      <text:p text:style-name="P17"/>
      <text:p text:style-name="P1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column table:style-name="Таблица4.F"/>
        <table:table-column table:style-name="Таблица4.C"/>
        <table:table-column table:style-name="Таблица4.H"/>
        <table:table-column table:style-name="Таблица4.C"/>
        <table:table-column table:style-name="Таблица4.B"/>
        <table:table-column table:style-name="Таблица4.C" table:number-columns-repeated="3"/>
        <table:table-column table:style-name="Таблица4.F"/>
        <table:table-column table:style-name="Таблица4.C"/>
        <table:table-column table:style-name="Таблица4.P"/>
        <table:table-row table:style-name="Таблица4.1">
          <table:table-cell table:style-name="Таблица4.A1" office:value-type="string">
            <text:p text:style-name="P26"><text:span text:style-name="T1">0</text:span></text:p>
          </table:table-cell>
          <table:table-cell table:style-name="Таблица4.B1" office:value-type="string">
            <text:p text:style-name="P27"><text:span text:style-name="T1">1</text:span></text:p>
          </table:table-cell>
          <table:table-cell table:style-name="Таблица4.C1" office:value-type="string">
            <text:p text:style-name="P28"><text:span text:style-name="T1">0</text:span></text:p>
          </table:table-cell>
          <table:table-cell table:style-name="Таблица4.C1" office:value-type="string">
            <text:p text:style-name="P28"><text:span text:style-name="T1">0</text:span></text:p>
          </table:table-cell>
          <table:table-cell table:style-name="Таблица4.C1" office:value-type="string">
            <text:p text:style-name="P28"><text:span text:style-name="T1">0</text:span></text:p>
          </table:table-cell>
          <table:table-cell table:style-name="Таблица4.C1" office:value-type="string">
            <text:p text:style-name="P28"><text:span text:style-name="T1">0</text:span></text:p>
          </table:table-cell>
          <table:table-cell table:style-name="Таблица4.C1" office:value-type="string">
            <text:p text:style-name="P32"><text:span text:style-name="T1">1</text:span></text:p>
          </table:table-cell>
          <table:table-cell table:style-name="Таблица4.H1" office:value-type="string">
            <text:p text:style-name="P43"><text:span text:style-name="T29">0</text:span></text:p>
          </table:table-cell>
          <table:table-cell table:style-name="Таблица4.I1" office:value-type="string">
            <text:p text:style-name="P37"><text:span text:style-name="T29">0</text:span></text:p>
          </table:table-cell>
          <table:table-cell table:style-name="Таблица4.B1" office:value-type="string">
            <text:p text:style-name="P29"><text:span text:style-name="T1">0</text:span></text:p>
          </table:table-cell>
          <table:table-cell table:style-name="Таблица4.C1" office:value-type="string">
            <text:p text:style-name="P32"><text:span text:style-name="T1">0</text:span></text:p>
          </table:table-cell>
          <table:table-cell table:style-name="Таблица4.C1" office:value-type="string">
            <text:p text:style-name="P43"><text:span text:style-name="T29">1</text:span></text:p>
          </table:table-cell>
          <table:table-cell table:style-name="Таблица4.C1" office:value-type="string">
            <text:p text:style-name="P32"><text:span text:style-name="T1">1</text:span></text:p>
          </table:table-cell>
          <table:table-cell table:style-name="Таблица4.C1" office:value-type="string">
            <text:p text:style-name="P38"><text:span text:style-name="T29">1</text:span></text:p>
          </table:table-cell>
          <table:table-cell table:style-name="Таблица4.C1" office:value-type="string">
            <text:p text:style-name="P32"><text:span text:style-name="T1">0</text:span></text:p>
          </table:table-cell>
          <table:table-cell table:style-name="Таблица4.C1" office:value-type="string">
            <text:p text:style-name="P46"><text:span text:style-name="T29">1</text:span></text:p>
          </table:table-cell>
        </table:table-row>
      </table:table>
      <text:p text:style-name="P70"/>
      <text:p text:style-name="P14"><text:span text:style-name="T11">В</text:span><text:span text:style-name="T12"> </text:span><text:span text:style-name="T2">= </text:span><text:span text:style-name="T4">0.02</text:span><text:span text:style-name="T45">10</text:span><text:span text:style-name="T2"> = </text:span><text:span text:style-name="T4">0.00000101001</text:span><text:span text:style-name="T6">1</text:span><text:span text:style-name="T45">2</text:span><text:span text:style-name="T2"> </text:span><text:span text:style-name="T4">= 0.1010 001</text:span><text:span text:style-name="T6">1</text:span><text:span text:style-name="T2">· 2</text:span><text:span text:style-name="T50">-</text:span><text:span text:style-name="T52">5</text:span></text:p>
      <text:p text:style-name="P17"/>
      <text:p text:style-name="P2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3"/>
        <table:table-column table:style-name="Таблица5.F"/>
        <table:table-column table:style-name="Таблица5.C"/>
        <table:table-column table:style-name="Таблица5.H"/>
        <table:table-column table:style-name="Таблица5.C"/>
        <table:table-column table:style-name="Таблица5.B"/>
        <table:table-column table:style-name="Таблица5.C" table:number-columns-repeated="3"/>
        <table:table-column table:style-name="Таблица5.F"/>
        <table:table-column table:style-name="Таблица5.C"/>
        <table:table-column table:style-name="Таблица5.P"/>
        <table:table-row table:style-name="Таблица5.1">
          <table:table-cell table:style-name="Таблица5.A1" office:value-type="string">
            <text:p text:style-name="P26"><text:span text:style-name="T1">0</text:span></text:p>
          </table:table-cell>
          <table:table-cell table:style-name="Таблица5.B1" office:value-type="string">
            <text:p text:style-name="P27"><text:span text:style-name="T1">0</text:span></text:p>
          </table:table-cell>
          <table:table-cell table:style-name="Таблица5.C1" office:value-type="string">
            <text:p text:style-name="P28"><text:span text:style-name="T1">1</text:span></text:p>
          </table:table-cell>
          <table:table-cell table:style-name="Таблица5.C1" office:value-type="string">
            <text:p text:style-name="P28"><text:span text:style-name="T1">1</text:span></text:p>
          </table:table-cell>
          <table:table-cell table:style-name="Таблица5.C1" office:value-type="string">
            <text:p text:style-name="P28"><text:span text:style-name="T1">1</text:span></text:p>
          </table:table-cell>
          <table:table-cell table:style-name="Таблица5.C1" office:value-type="string">
            <text:p text:style-name="P28"><text:span text:style-name="T1">1</text:span></text:p>
          </table:table-cell>
          <table:table-cell table:style-name="Таблица5.C1" office:value-type="string">
            <text:p text:style-name="P44"><text:span text:style-name="T29">0</text:span></text:p>
          </table:table-cell>
          <table:table-cell table:style-name="Таблица5.H1" office:value-type="string">
            <text:p text:style-name="P44"><text:span text:style-name="T29">1</text:span></text:p>
          </table:table-cell>
          <table:table-cell table:style-name="Таблица5.I1" office:value-type="string">
            <text:p text:style-name="P44"><text:span text:style-name="T29">1</text:span></text:p>
          </table:table-cell>
          <table:table-cell table:style-name="Таблица5.B1" office:value-type="string">
            <text:p text:style-name="P39"><text:span text:style-name="T29">0</text:span></text:p>
          </table:table-cell>
          <table:table-cell table:style-name="Таблица5.C1" office:value-type="string">
            <text:p text:style-name="P33"><text:span text:style-name="T1">1</text:span></text:p>
          </table:table-cell>
          <table:table-cell table:style-name="Таблица5.C1" office:value-type="string">
            <text:p text:style-name="P28"><text:span text:style-name="T1">0</text:span></text:p>
          </table:table-cell>
          <table:table-cell table:style-name="Таблица5.C1" office:value-type="string">
            <text:p text:style-name="P37"><text:span text:style-name="T29">0</text:span></text:p>
          </table:table-cell>
          <table:table-cell table:style-name="Таблица5.C1" office:value-type="string">
            <text:p text:style-name="P45"><text:span text:style-name="T29">0</text:span></text:p>
          </table:table-cell>
          <table:table-cell table:style-name="Таблица5.C1" office:value-type="string">
            <text:p text:style-name="P46"><text:span text:style-name="T29">1</text:span></text:p>
          </table:table-cell>
          <table:table-cell table:style-name="Таблица5.C1" office:value-type="string">
            <text:p text:style-name="P46"><text:bookmark-end text:name="_Hlk92493067"/><text:span text:style-name="T29">1</text:span></text:p>
          </table:table-cell>
        </table:table-row>
      </table:table>
      <text:p text:style-name="P8"/>
      <text:p text:style-name="P9"/>
      <text:p text:style-name="P71"><text:span text:style-name="T15"/></text:p>
      <text:p text:style-name="P10">Ф1</text:p>
      <text:p text:style-name="P7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rows-spanned="2" office:value-type="string">
            <text:p text:style-name="P47">-</text:p>
          </table:table-cell>
          <table:table-cell table:style-name="Таблица6.B1" office:value-type="string">
            <text:p text:style-name="P49"><text:span text:style-name="T56">X</text:span><text:span text:style-name="T47">A</text:span><text:span text:style-name="T56"> =</text:span></text:p>
          </table:table-cell>
          <table:table-cell table:style-name="Таблица6.C1" office:value-type="string">
            <text:p text:style-name="P50">1 0 0 0 0 0 1</text:p>
          </table:table-cell>
        </table:table-row>
        <table:table-row table:style-name="Таблица6.1">
          <table:covered-table-cell table:style-name="Таблица6.A2"/>
          <table:table-cell table:style-name="Таблица6.B2" office:value-type="string">
            <text:p text:style-name="P49"><text:span text:style-name="T56">X</text:span><text:span text:style-name="T47">B</text:span><text:span text:style-name="T56"> =</text:span></text:p>
          </table:table-cell>
          <table:table-cell table:style-name="Таблица6.C2" office:value-type="string">
            <text:p text:style-name="P50">0 1 1 1 1 1 1</text:p>
          </table:table-cell>
        </table:table-row>
        <table:table-row table:style-name="Таблица6.1">
          <table:table-cell table:style-name="Таблица6.A3" table:number-columns-spanned="2" office:value-type="string">
            <text:p text:style-name="P49"><text:span text:style-name="T56">X</text:span><text:span text:style-name="T47">A</text:span><text:span text:style-name="T56"> </text:span>-<text:span text:style-name="T56"> X</text:span><text:span text:style-name="T47">B</text:span><text:span text:style-name="T56"> =</text:span></text:p>
          </table:table-cell>
          <table:covered-table-cell/>
          <table:table-cell table:style-name="Таблица6.C3" office:value-type="string">
            <text:p text:style-name="P50"><text:span text:style-name="T56">0 0 0 0 0 1 0</text:span></text:p>
          </table:table-cell>
        </table:table-row>
        <table:table-row table:style-name="Таблица6.1">
          <table:table-cell table:style-name="Таблица6.A4" table:number-columns-spanned="2" office:value-type="string">
            <text:p text:style-name="P49">+ <text:span text:style-name="T58">d</text:span></text:p>
          </table:table-cell>
          <table:covered-table-cell/>
          <table:table-cell table:style-name="Таблица6.C4" office:value-type="string">
            <text:p text:style-name="P50"><text:span text:style-name="T56">1 0 0 0 0 0 0</text:span></text:p>
          </table:table-cell>
        </table:table-row>
        <table:table-row table:style-name="Таблица6.1">
          <table:table-cell table:style-name="Таблица6.A5" table:number-columns-spanned="2" office:value-type="string">
            <text:p text:style-name="P49"><text:span text:style-name="T56">X</text:span><text:span text:style-name="T47">C</text:span><text:span text:style-name="T56"> =</text:span></text:p>
          </table:table-cell>
          <table:covered-table-cell/>
          <table:table-cell table:style-name="Таблица6.C5" office:value-type="string">
            <text:p text:style-name="P50"><text:span text:style-name="T56">1 0 0 0 0 1 0</text:span></text:p>
          </table:table-cell>
        </table:table-row>
      </table:table>
      <text:p text:style-name="P78">Р<text:span text:style-name="T44">С</text:span> = 2</text:p>
      <text:p text:style-name="P7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47">№ Шага</text:p>
          </table:table-cell>
          <table:table-cell table:style-name="Таблица7.A1" office:value-type="string">
            <text:p text:style-name="P47">Действие</text:p>
          </table:table-cell>
          <table:table-cell table:style-name="Таблица7.A1" office:value-type="string">
            <text:p text:style-name="P47">Делимое</text:p>
          </table:table-cell>
          <table:table-cell table:style-name="Таблица7.A1" office:value-type="string">
            <text:p text:style-name="P47">Частное</text:p>
          </table:table-cell>
        </table:table-row>
        <table:table-row table:style-name="Таблица7.1">
          <table:table-cell table:style-name="Таблица7.A1" table:number-rows-spanned="4" office:value-type="string">
            <text:p text:style-name="P47"><text:bookmark-start text:name="_Hlk96271258"/><text:span text:style-name="T69">0</text:span></text:p>
          </table:table-cell>
          <table:table-cell table:style-name="Таблица7.B2" office:value-type="string">
            <text:p text:style-name="P47">М<text:span text:style-name="T44">А</text:span></text:p>
          </table:table-cell>
          <table:table-cell table:style-name="Таблица7.B2" office:value-type="string">
            <text:p text:style-name="P83"><text:span text:style-name="T30">0 </text:span><text:span text:style-name="T31">1 0 0 1 1 1 0 1</text:span></text:p>
          </table:table-cell>
          <table:table-cell table:style-name="Таблица7.B2" office:value-type="string">
            <text:p text:style-name="P63"><text:span text:style-name="T35">0 0 0 0 0 0 0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7.B3" office:value-type="string">
            <text:p text:style-name="P53"><text:span text:style-name="T30">1 1 0 </text:span><text:span text:style-name="T32">1</text:span><text:span text:style-name="T30"> </text:span><text:span text:style-name="T32">0</text:span><text:span text:style-name="T30"> </text:span><text:span text:style-name="T32">1</text:span><text:span text:style-name="T30"> 1 1 0</text:span></text:p>
          </table:table-cell>
          <table:table-cell table:style-name="Таблица7.B3" office:value-type="string">
            <text:p text:style-name="P54"><text:span text:style-name="T16">R</text:span><text:span text:style-name="T46">0</text:span><text:span text:style-name="T16"> &gt;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7">0</text:span></text:p>
            <text:p text:style-name="P79"><text:span text:style-name="T56">A → 4</text:span></text:p>
            <text:p text:style-name="P79"><text:span text:style-name="T56">[-M</text:span><text:span text:style-name="T47">B</text:span><text:span text:style-name="T56">]</text:span><text:span text:style-name="T44">доп.</text:span></text:p>
            <text:p text:style-name="P79">R<text:span text:style-name="T44">0</text:span></text:p>
          </table:table-cell>
          <table:table-cell table:style-name="Таблица7.B3" office:value-type="string">
            <text:p text:style-name="P53"><text:span text:style-name="T88">0</text:span><text:span text:style-name="T70"> </text:span><text:span text:style-name="T88">0</text:span><text:span text:style-name="T16"> 1 </text:span><text:span text:style-name="T17">0</text:span><text:span text:style-name="T16"> </text:span><text:span text:style-name="T17">0</text:span><text:span text:style-name="T16"> 1 </text:span><text:span text:style-name="T17">0</text:span><text:span text:style-name="T16"> </text:span><text:span text:style-name="T17">1</text:span><text:span text:style-name="T16"> </text:span><text:span text:style-name="T17">1</text:span></text:p>
            <text:p text:style-name="P60"><text:span text:style-name="T16">0 0 0 0 0 1 0 0 1</text:span></text:p>
            <text:p text:style-name="P60"><text:span text:style-name="T16">1 1 0 1 0 1 1 1 0</text:span></text:p>
            <text:p text:style-name="P60"><text:span text:style-name="T16">1 1 0 1 1 0 1 1 1</text:span></text:p>
          </table:table-cell>
          <table:table-cell table:style-name="Таблица7.B3" office:value-type="string">
            <text:p text:style-name="P63"><text:span text:style-name="T36"/></text:p>
            <text:p text:style-name="P63"><text:span text:style-name="T36">1</text:span><text:span text:style-name="T35"> 0 0 0 0 0 0 </text:span><text:span text:style-name="T36">0</text:span></text:p>
            <text:p text:style-name="P63"><text:span text:style-name="T36"/></text:p>
            <text:p text:style-name="P66"><text:span text:style-name="T36">1 </text:span><text:span text:style-name="T35">0 0 0 0 0 0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0" draw:name="Соединитель: уступ 3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><text:bookmark-end text:name="_Hlk96271258"/></text:p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span text:style-name="T69">1</text:span></text:p>
          </table:table-cell>
          <table:table-cell table:style-name="Таблица7.B2" office:value-type="string">
            <text:p text:style-name="P47"><text:span text:style-name="T56">←R</text:span><text:span text:style-name="T47">0</text:span></text:p>
          </table:table-cell>
          <table:table-cell table:style-name="Таблица7.B2" office:value-type="string">
            <text:p text:style-name="P55"><text:span text:style-name="T17">1 0 1 1</text:span><text:span text:style-name="T88"> 0 1 1 1</text:span><text:span text:style-name="T87"> </text:span><text:span text:style-name="T90">1</text:span></text:p>
          </table:table-cell>
          <table:table-cell table:style-name="Таблица7.B2" office:value-type="string">
            <text:p text:style-name="P63"><text:span text:style-name="T35">0 0 0 0 0 0 0</text:span><text:span text:style-name="T24"> </text:span><text:span text:style-name="T25">|</text:span><text:span text:style-name="T24">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M</text:span><text:span text:style-name="T47">B</text:span><text:span text:style-name="T44"> пр.</text:span></text:p>
          </table:table-cell>
          <table:table-cell table:style-name="Таблица7.B3" office:value-type="string">
            <text:p text:style-name="P53"><text:span text:style-name="T30">0 </text:span><text:span text:style-name="T33">0</text:span><text:span text:style-name="T30"> </text:span><text:span text:style-name="T33">1</text:span><text:span text:style-name="T30"> </text:span><text:span text:style-name="T33">0</text:span><text:span text:style-name="T30"> </text:span><text:span text:style-name="T33">1</text:span><text:span text:style-name="T30"> </text:span><text:span text:style-name="T33">0</text:span><text:span text:style-name="T30"> 0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1</text:span></text:p>
          </table:table-cell>
          <table:table-cell table:style-name="Таблица7.B3" office:value-type="string">
            <text:p text:style-name="P53"><text:span text:style-name="T77">1</text:span><text:span text:style-name="T16"> </text:span><text:span text:style-name="T18">1</text:span><text:span text:style-name="T16"> 1 </text:span><text:span text:style-name="T18">0</text:span><text:span text:style-name="T16"> </text:span><text:span text:style-name="T30">0</text:span><text:span text:style-name="T16"> </text:span><text:span text:style-name="T30">0</text:span><text:span text:style-name="T16"> </text:span><text:span text:style-name="T30">0</text:span><text:span text:style-name="T16"> </text:span><text:span text:style-name="T18">0</text:span><text:span text:style-name="T16"> </text:span><text:span text:style-name="T18">1</text:span></text:p>
          </table:table-cell>
          <table:table-cell table:style-name="Таблица7.B3" office:value-type="string">
            <text:p text:style-name="P63"><text:span text:style-name="T35">0 0 0 0 0 0 0 </text:span><text:span text:style-name="T37">|</text:span><text:span text:style-name="T74">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1" draw:name="Соединитель: уступ 4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/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bookmark-start text:name="_Hlk96271542"/><text:span text:style-name="T69">2</text:span></text:p>
          </table:table-cell>
          <table:table-cell table:style-name="Таблица7.B2" office:value-type="string">
            <text:p text:style-name="P47"><text:span text:style-name="T56">←R</text:span><text:span text:style-name="T44">1</text:span></text:p>
          </table:table-cell>
          <table:table-cell table:style-name="Таблица7.B2" office:value-type="string">
            <text:p text:style-name="P81"><text:span text:style-name="T28">1 1 0 0 0 0 0 1</text:span><text:span text:style-name="T16"> </text:span><text:span text:style-name="T19">1</text:span></text:p>
          </table:table-cell>
          <table:table-cell table:style-name="Таблица7.B2" office:value-type="string">
            <text:p text:style-name="P63"><text:span text:style-name="T35">0 0 0 0 0 0 </text:span><text:span text:style-name="T37">|0</text:span><text:span text:style-name="T24">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8"><text:span text:style-name="T91">M</text:span><text:span text:style-name="T48">B</text:span><text:span text:style-name="T49"> пр.</text:span></text:p>
          </table:table-cell>
          <table:table-cell table:style-name="Таблица7.B3" office:value-type="string">
            <text:p text:style-name="P55"><text:span text:style-name="T30">0 </text:span><text:span text:style-name="T33">0</text:span><text:span text:style-name="T30"> </text:span><text:span text:style-name="T33">1</text:span><text:span text:style-name="T30"> </text:span><text:span text:style-name="T33">0</text:span><text:span text:style-name="T30"> </text:span><text:span text:style-name="T33">1</text:span><text:span text:style-name="T30"> </text:span><text:span text:style-name="T33">0</text:span><text:span text:style-name="T30"> 0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2</text:span></text:p>
          </table:table-cell>
          <table:table-cell table:style-name="Таблица7.B3" office:value-type="string">
            <text:p text:style-name="P53"><text:span text:style-name="T77">1</text:span><text:span text:style-name="T33"> 1 1 0 1 0 1 0 1</text:span></text:p>
          </table:table-cell>
          <table:table-cell table:style-name="Таблица7.B3" office:value-type="string">
            <text:p text:style-name="P63"><text:span text:style-name="T35">0 0 0 0 0 0 </text:span><text:span text:style-name="T37">|0</text:span><text:span text:style-name="T35"> </text:span><text:span text:style-name="T74">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2" draw:name="Соединитель: уступ 5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/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bookmark-start text:name="_Hlk96271673"/><text:bookmark-end text:name="_Hlk96271542"/><text:span text:style-name="T69">3</text:span></text:p>
          </table:table-cell>
          <table:table-cell table:style-name="Таблица7.B2" office:value-type="string">
            <text:p text:style-name="P47"><text:span text:style-name="T56">←R</text:span><text:span text:style-name="T44">2</text:span></text:p>
          </table:table-cell>
          <table:table-cell table:style-name="Таблица7.B2" office:value-type="string">
            <text:p text:style-name="P82"><text:span text:style-name="T18">1 1 0 1 0 1 0 1</text:span><text:span text:style-name="T16"> </text:span><text:span text:style-name="T20">0</text:span></text:p>
          </table:table-cell>
          <table:table-cell table:style-name="Таблица7.B2" office:value-type="string">
            <text:p text:style-name="P63"><text:span text:style-name="T35">0 0 0 0 0 </text:span><text:span text:style-name="T37">|0</text:span><text:span text:style-name="T35"> </text:span><text:span text:style-name="T37">0</text:span><text:span text:style-name="T24">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8"><text:span text:style-name="T91">M</text:span><text:span text:style-name="T48">B</text:span><text:span text:style-name="T49"> пр.</text:span></text:p>
          </table:table-cell>
          <table:table-cell table:style-name="Таблица7.B3" office:value-type="string">
            <text:p text:style-name="P55"><text:span text:style-name="T30">0 </text:span><text:span text:style-name="T33">0</text:span><text:span text:style-name="T30"> </text:span><text:span text:style-name="T33">1</text:span><text:span text:style-name="T30"> </text:span><text:span text:style-name="T33">0</text:span><text:span text:style-name="T30"> </text:span><text:span text:style-name="T33">1</text:span><text:span text:style-name="T30"> </text:span><text:span text:style-name="T33">0</text:span><text:span text:style-name="T30"> 0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3</text:span></text:p>
          </table:table-cell>
          <table:table-cell table:style-name="Таблица7.B3" office:value-type="string">
            <text:p text:style-name="P53"><text:span text:style-name="T79">1</text:span><text:span text:style-name="T34"> 1 1 1 1 1 1 0 0</text:span></text:p>
          </table:table-cell>
          <table:table-cell table:style-name="Таблица7.B3" office:value-type="string">
            <text:p text:style-name="P63"><text:span text:style-name="T35">0 0 0 0 0 </text:span><text:span text:style-name="T37">|0</text:span><text:span text:style-name="T35"> </text:span><text:span text:style-name="T37">0</text:span><text:span text:style-name="T35"> </text:span><text:span text:style-name="T75">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3" draw:name="Соединитель: уступ 6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><text:bookmark-end text:name="_Hlk96271673"/></text:p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span text:style-name="T69">4</text:span></text:p>
          </table:table-cell>
          <table:table-cell table:style-name="Таблица7.B2" office:value-type="string">
            <text:p text:style-name="P47"><text:span text:style-name="T56">←R</text:span><text:span text:style-name="T44">3</text:span></text:p>
          </table:table-cell>
          <table:table-cell table:style-name="Таблица7.B2" office:value-type="string">
            <text:p text:style-name="P82"><text:span text:style-name="T20">1 1 1 1 1 1 0 0</text:span><text:span text:style-name="T16"> </text:span><text:span text:style-name="T21">1</text:span></text:p>
          </table:table-cell>
          <table:table-cell table:style-name="Таблица7.B2" office:value-type="string">
            <text:p text:style-name="P63"><text:span text:style-name="T35">0 0 0 0 </text:span><text:span text:style-name="T38">|0</text:span><text:span text:style-name="T35"> </text:span><text:span text:style-name="T38">0</text:span><text:span text:style-name="T35"> </text:span><text:span text:style-name="T38">0</text:span><text:span text:style-name="T24"> </text:span><text:span text:style-name="T26">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91">M</text:span><text:span text:style-name="T48">B</text:span><text:span text:style-name="T49"> пр.</text:span></text:p>
          </table:table-cell>
          <table:table-cell table:style-name="Таблица7.B3" office:value-type="string">
            <text:p text:style-name="P56"><text:span text:style-name="T30">0 </text:span><text:span text:style-name="T33">0</text:span><text:span text:style-name="T30"> </text:span><text:span text:style-name="T33">1</text:span><text:span text:style-name="T30"> </text:span><text:span text:style-name="T33">0</text:span><text:span text:style-name="T30"> </text:span><text:span text:style-name="T33">1</text:span><text:span text:style-name="T30"> </text:span><text:span text:style-name="T33">0</text:span><text:span text:style-name="T30"> 0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4</text:span></text:p>
          </table:table-cell>
          <table:table-cell table:style-name="Таблица7.B3" office:value-type="string">
            <text:p text:style-name="P56"><text:span text:style-name="T76">0</text:span><text:span text:style-name="T30"> 0 1 0 0 1 0 1 1</text:span></text:p>
          </table:table-cell>
          <table:table-cell table:style-name="Таблица7.B3" office:value-type="string">
            <text:p text:style-name="P63"><text:span text:style-name="T35">0 0 0 0 </text:span><text:span text:style-name="T38">|0</text:span><text:span text:style-name="T35"> </text:span><text:span text:style-name="T38">0</text:span><text:span text:style-name="T35"> </text:span><text:span text:style-name="T38">0</text:span><text:span text:style-name="T35"> </text:span><text:span text:style-name="T75">1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4" draw:name="Соединитель: уступ 7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/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bookmark-start text:name="_Hlk96271936"/><text:span text:style-name="T69">5</text:span></text:p>
          </table:table-cell>
          <table:table-cell table:style-name="Таблица7.B2" office:value-type="string">
            <text:p text:style-name="P47"><text:span text:style-name="T56">←R</text:span><text:span text:style-name="T44">4</text:span></text:p>
          </table:table-cell>
          <table:table-cell table:style-name="Таблица7.B2" office:value-type="string">
            <text:p text:style-name="P56"><text:span text:style-name="T16">0 1 0 0 1 0 1 1 0</text:span></text:p>
          </table:table-cell>
          <table:table-cell table:style-name="Таблица7.B2" office:value-type="string">
            <text:p text:style-name="P63"><text:span text:style-name="T35">0 0 0 </text:span><text:span text:style-name="T38">|0</text:span><text:span text:style-name="T35"> </text:span><text:span text:style-name="T38">0</text:span><text:span text:style-name="T35"> </text:span><text:span text:style-name="T38">0</text:span><text:span text:style-name="T35"> 1</text:span><text:span text:style-name="T24">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80"><text:span text:style-name="T91">[-M</text:span><text:span text:style-name="T48">B</text:span><text:span text:style-name="T91">]</text:span><text:span text:style-name="T49">доп.</text:span></text:p>
          </table:table-cell>
          <table:table-cell table:style-name="Таблица7.B3" office:value-type="string">
            <text:p text:style-name="P61"><text:span text:style-name="T16">1 1 0 1 0 1 1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5</text:span></text:p>
          </table:table-cell>
          <table:table-cell table:style-name="Таблица7.B3" office:value-type="string">
            <text:p text:style-name="P53"><text:span text:style-name="T76">0</text:span><text:span text:style-name="T30"> 0 1 0 0 0 1 0 0</text:span></text:p>
          </table:table-cell>
          <table:table-cell table:style-name="Таблица7.B3" office:value-type="string">
            <text:p text:style-name="P63"><text:span text:style-name="T35">0 0 0 </text:span><text:span text:style-name="T38">|0</text:span><text:span text:style-name="T35"> </text:span><text:span text:style-name="T38">0</text:span><text:span text:style-name="T35"> </text:span><text:span text:style-name="T38">0</text:span><text:span text:style-name="T35"> 1 </text:span><text:span text:style-name="T75">1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5" draw:name="Соединитель: уступ 8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><text:bookmark-end text:name="_Hlk96271936"/></text:p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span text:style-name="T69">6</text:span></text:p>
          </table:table-cell>
          <table:table-cell table:style-name="Таблица7.B2" office:value-type="string">
            <text:p text:style-name="P47"><text:span text:style-name="T56">←R</text:span><text:span text:style-name="T44">5</text:span></text:p>
          </table:table-cell>
          <table:table-cell table:style-name="Таблица7.B2" office:value-type="string">
            <text:p text:style-name="P56"><text:span text:style-name="T30">0 1 0 0 0 1 0 0 0</text:span></text:p>
          </table:table-cell>
          <table:table-cell table:style-name="Таблица7.B2" office:value-type="string">
            <text:p text:style-name="P63"><text:span text:style-name="T35">0 0 </text:span><text:span text:style-name="T38">|0</text:span><text:span text:style-name="T35"> </text:span><text:span text:style-name="T38">0</text:span><text:span text:style-name="T35"> </text:span><text:span text:style-name="T38">0</text:span><text:span text:style-name="T35"> 1 </text:span><text:span text:style-name="T38">1</text:span><text:span text:style-name="T35">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80"><text:span text:style-name="T91">[-M</text:span><text:span text:style-name="T48">B</text:span><text:span text:style-name="T91">]</text:span><text:span text:style-name="T49">доп.</text:span></text:p>
          </table:table-cell>
          <table:table-cell table:style-name="Таблица7.B3" office:value-type="string">
            <text:p text:style-name="P61"><text:span text:style-name="T16">1 1 0 1 0 1 1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6</text:span></text:p>
          </table:table-cell>
          <table:table-cell table:style-name="Таблица7.B3" office:value-type="string">
            <text:p text:style-name="P53"><text:span text:style-name="T76">0</text:span><text:span text:style-name="T30"> 0 0 1 1 0 1 1 0 </text:span></text:p>
          </table:table-cell>
          <table:table-cell table:style-name="Таблица7.B3" office:value-type="string">
            <text:p text:style-name="P63"><text:span text:style-name="T35">0 0 </text:span><text:span text:style-name="T38">|0</text:span><text:span text:style-name="T35"> </text:span><text:span text:style-name="T38">0</text:span><text:span text:style-name="T35"> </text:span><text:span text:style-name="T38">0</text:span><text:span text:style-name="T35"> 1 </text:span><text:span text:style-name="T38">1</text:span><text:span text:style-name="T35"> </text:span><text:span text:style-name="T72">1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6" draw:name="Соединитель: уступ 9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/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span text:style-name="T69">7</text:span></text:p>
          </table:table-cell>
          <table:table-cell table:style-name="Таблица7.B2" office:value-type="string">
            <text:p text:style-name="P47"><text:span text:style-name="T56">←R</text:span><text:span text:style-name="T44">6</text:span></text:p>
          </table:table-cell>
          <table:table-cell table:style-name="Таблица7.B2" office:value-type="string">
            <text:p text:style-name="P56"><text:span text:style-name="T30">0 0 1 1 0 1 1 0 0</text:span></text:p>
          </table:table-cell>
          <table:table-cell table:style-name="Таблица7.B2" office:value-type="string">
            <text:p text:style-name="P63"><text:span text:style-name="T35">0 </text:span><text:span text:style-name="T39">|0</text:span><text:span text:style-name="T35"> </text:span><text:span text:style-name="T39">0</text:span><text:span text:style-name="T35"> </text:span><text:span text:style-name="T39">0</text:span><text:span text:style-name="T35"> 1 </text:span><text:span text:style-name="T39">1</text:span><text:span text:style-name="T35"> </text:span><text:span text:style-name="T24">1</text:span><text:span text:style-name="T35">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7.B3" office:value-type="string">
            <text:p text:style-name="P61"><text:span text:style-name="T16">1 1 0 1 0 1 1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7</text:span></text:p>
          </table:table-cell>
          <table:table-cell table:style-name="Таблица7.B3" office:value-type="string">
            <text:p text:style-name="P53"><text:span text:style-name="T76">0</text:span><text:span text:style-name="T30"> 1 1 0 1 1 0 0 0</text:span></text:p>
          </table:table-cell>
          <table:table-cell table:style-name="Таблица7.B3" office:value-type="string">
            <text:p text:style-name="P63"><text:span text:style-name="T35">0 </text:span><text:span text:style-name="T39">|0</text:span><text:span text:style-name="T35"> </text:span><text:span text:style-name="T39">0</text:span><text:span text:style-name="T35"> </text:span><text:span text:style-name="T39">0</text:span><text:span text:style-name="T35"> 1 </text:span><text:span text:style-name="T39">1</text:span><text:span text:style-name="T35"> </text:span><text:span text:style-name="T24">1</text:span><text:span text:style-name="T35"> </text:span><text:span text:style-name="T73">1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7" draw:name="Соединитель: уступ 10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/>
          </table:table-cell>
        </table:table-row>
        <table:table-row table:style-name="Таблица7.6">
          <table:table-cell table:style-name="Таблица7.A1" table:number-rows-spanned="4" office:value-type="string">
            <text:p text:style-name="P47"><text:span text:style-name="T69">8</text:span></text:p>
          </table:table-cell>
          <table:table-cell table:style-name="Таблица7.B2" office:value-type="string">
            <text:p text:style-name="P47"><text:span text:style-name="T56">←R</text:span><text:span text:style-name="T44">7</text:span></text:p>
          </table:table-cell>
          <table:table-cell table:style-name="Таблица7.B2" office:value-type="string">
            <text:p text:style-name="P57"><text:span text:style-name="T30">1 1 0 1 1 0 0 0 0</text:span></text:p>
          </table:table-cell>
          <table:table-cell table:style-name="Таблица7.B2" office:value-type="string">
            <text:p text:style-name="P63"><text:span text:style-name="T39">|0 0 0 1 1 1 1 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7.B3" office:value-type="string">
            <text:p text:style-name="P62"><text:span text:style-name="T16">1 1 0 1 0 1 1 1 0</text:span></text:p>
          </table:table-cell>
          <table:table-cell table:style-name="Таблица7.B3" office:value-type="string">
            <text:p text:style-name="P11"/>
          </table:table-cell>
        </table:table-row>
        <table:table-row table:style-name="Таблица7.1">
          <table:covered-table-cell table:style-name="Таблица7.A1"/>
          <table:table-cell table:style-name="Таблица7.B3" office:value-type="string">
            <text:p text:style-name="P47"><text:span text:style-name="T56">R</text:span><text:span text:style-name="T44">8</text:span></text:p>
          </table:table-cell>
          <table:table-cell table:style-name="Таблица7.B3" office:value-type="string">
            <text:p text:style-name="P53"><text:span text:style-name="T70">1</text:span><text:span text:style-name="T16"> 0 1 0 1 1 1 1 0</text:span></text:p>
          </table:table-cell>
          <table:table-cell table:style-name="Таблица7.B3" office:value-type="string">
            <text:p text:style-name="P64"><text:span text:style-name="T39">|0 0 0 1 1 1 1</text:span><text:span text:style-name="T35"> </text:span><text:span text:style-name="T73">0</text:span></text:p>
          </table:table-cell>
        </table:table-row>
        <table:table-row table:style-name="Таблица7.1">
          <table:covered-table-cell table:style-name="Таблица7.A1"/>
          <table:table-cell table:style-name="Таблица7.B5" office:value-type="string">
            <text:p text:style-name="P47"/>
          </table:table-cell>
          <table:table-cell table:style-name="Таблица7.B5" office:value-type="string">
            <text:p text:style-name="P12"><draw:custom-shape text:anchor-type="char" draw:z-index="8" draw:name="Соединитель: уступ 11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7.B5" office:value-type="string">
            <text:p text:style-name="P12"/>
          </table:table-cell>
        </table:table-row>
      </table:table>
      <text:p text:style-name="P35"/>
      <text:p text:style-name="P78"><text:span text:style-name="T56">C* = </text:span><text:span text:style-name="T67">0.1E</text:span><text:span text:style-name="T47">16</text:span><text:span text:style-name="T56"> · 16</text:span><text:span text:style-name="T54">3</text:span><text:span text:style-name="T56"> = </text:span><text:span text:style-name="T67">1E0</text:span><text:span text:style-name="T47">16</text:span><text:span text:style-name="T56"> = </text:span><text:span text:style-name="T67">480</text:span><text:span text:style-name="T47">10</text:span></text:p>
      <text:p text:style-name="P78"><text:span text:style-name="T56">C</text:span><text:span text:style-name="T47">T</text:span><text:span text:style-name="T56"> </text:span><text:span text:style-name="T67">=</text:span><text:span text:style-name="T60"> </text:span><text:span text:style-name="qv3wpe"><text:span text:style-name="T61">490</text:span></text:span></text:p>
      <text:p text:style-name="P78"><text:span text:style-name="T60">∆</text:span><text:span text:style-name="T56">C = C</text:span><text:span text:style-name="T47">T</text:span><text:span text:style-name="T56"> – C* = </text:span><text:span text:style-name="T67">490</text:span><text:span text:style-name="T56"> – </text:span><text:span text:style-name="T67">480</text:span><text:span text:style-name="T56"> = </text:span><text:span text:style-name="T67">10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table:number-rows-spanned="2" office:value-type="string">
            <text:p text:style-name="P65"><text:span text:style-name="T7">δ</text:span><text:span text:style-name="T8">С</text:span><text:span text:style-name="T14"> =</text:span></text:p>
          </table:table-cell>
          <table:table-cell table:style-name="Таблица8.B1" office:value-type="string">
            <text:p text:style-name="P67"><text:span text:style-name="T81">∆</text:span><text:span text:style-name="T82">С</text:span></text:p>
          </table:table-cell>
          <table:table-cell table:style-name="Таблица8.A1" table:number-rows-spanned="2" office:value-type="string">
            <text:p text:style-name="P50"><text:span text:style-name="T56">* 100% =</text:span></text:p>
          </table:table-cell>
          <table:table-cell table:style-name="Таблица8.D1" office:value-type="string">
            <text:p text:style-name="P75"><text:span text:style-name="qv3wpe"><text:span text:style-name="T84">10</text:span></text:span></text:p>
          </table:table-cell>
          <table:table-cell table:style-name="Таблица8.A1" table:number-rows-spanned="2" office:value-type="string">
            <text:p text:style-name="P77"><text:span text:style-name="T63">* 100% </text:span><text:span text:style-name="T66">≈</text:span><text:span text:style-name="T63"> </text:span><text:span text:style-name="qv3wpe"><text:span text:style-name="T64">2.04</text:span></text:span><text:span text:style-name="T63">%,</text:span></text:p>
          </table:table-cell>
        </table:table-row>
        <table:table-row table:style-name="Таблица8.1">
          <table:covered-table-cell table:style-name="Таблица8.A2"/>
          <table:table-cell table:style-name="Таблица8.B2" office:value-type="string">
            <text:p text:style-name="P50">С<text:span text:style-name="T47">T</text:span></text:p>
          </table:table-cell>
          <table:covered-table-cell table:style-name="Таблица8.C2"/>
          <table:table-cell table:style-name="Таблица8.D2" office:value-type="string">
            <text:p text:style-name="P51"><text:span text:style-name="T56">490</text:span></text:p>
          </table:table-cell>
          <table:covered-table-cell table:style-name="Таблица8.E2"/>
        </table:table-row>
      </table:table>
      <text:p text:style-name="P35"/>
      <text:p text:style-name="P78">Погрешность вызвана неточным представлением операндов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2"/>
      <text:p text:style-name="P73">Ф2</text:p>
      <text:p text:style-name="P7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table:number-rows-spanned="2" office:value-type="string">
            <text:p text:style-name="P47">-</text:p>
          </table:table-cell>
          <table:table-cell table:style-name="Таблица9.B1" office:value-type="string">
            <text:p text:style-name="P49"><text:span text:style-name="T56">X</text:span><text:span text:style-name="T47">A</text:span><text:span text:style-name="T56"> =</text:span></text:p>
          </table:table-cell>
          <table:table-cell table:style-name="Таблица9.C1" office:value-type="string">
            <text:p text:style-name="P50">1<text:span text:style-name="T56"> </text:span>0<text:span text:style-name="T56"> </text:span>0<text:span text:style-name="T56"> </text:span>0<text:span text:style-name="T56"> </text:span>0<text:span text:style-name="T56"> </text:span><text:span text:style-name="T67">1</text:span><text:span text:style-name="T56"> </text:span><text:span text:style-name="T67">0</text:span><text:span text:style-name="T56"> </text:span><text:span text:style-name="T67">0</text:span></text:p>
          </table:table-cell>
        </table:table-row>
        <table:table-row table:style-name="Таблица9.1">
          <table:covered-table-cell table:style-name="Таблица9.A2"/>
          <table:table-cell table:style-name="Таблица9.B2" office:value-type="string">
            <text:p text:style-name="P49"><text:span text:style-name="T56">X</text:span><text:span text:style-name="T47">B</text:span><text:span text:style-name="T56"> =</text:span></text:p>
          </table:table-cell>
          <table:table-cell table:style-name="Таблица9.C2" office:value-type="string">
            <text:p text:style-name="P50"><text:span text:style-name="T56">0 1 1 1 1 0 1 1</text:span></text:p>
          </table:table-cell>
        </table:table-row>
        <table:table-row table:style-name="Таблица9.1">
          <table:table-cell table:style-name="Таблица9.A3" table:number-columns-spanned="2" office:value-type="string">
            <text:p text:style-name="P49"><text:span text:style-name="T56">X</text:span><text:span text:style-name="T47">A</text:span><text:span text:style-name="T56"> </text:span>-<text:span text:style-name="T56"> X</text:span><text:span text:style-name="T47">B</text:span><text:span text:style-name="T56"> =</text:span></text:p>
          </table:table-cell>
          <table:covered-table-cell/>
          <table:table-cell table:style-name="Таблица9.C3" office:value-type="string">
            <text:p text:style-name="P50"><text:span text:style-name="T56">0 0 0 0 </text:span><text:span text:style-name="T67">1</text:span><text:span text:style-name="T56"> 0 0 </text:span><text:span text:style-name="T67">1</text:span></text:p>
          </table:table-cell>
        </table:table-row>
        <table:table-row table:style-name="Таблица9.1">
          <table:table-cell table:style-name="Таблица9.A4" table:number-columns-spanned="2" office:value-type="string">
            <text:p text:style-name="P49">+ <text:span text:style-name="T58">d</text:span></text:p>
          </table:table-cell>
          <table:covered-table-cell/>
          <table:table-cell table:style-name="Таблица9.C4" office:value-type="string">
            <text:p text:style-name="P50"><text:span text:style-name="T56">1 0 0 0 0 0 0 0</text:span></text:p>
          </table:table-cell>
        </table:table-row>
        <table:table-row table:style-name="Таблица9.1">
          <table:table-cell table:style-name="Таблица9.A5" table:number-columns-spanned="2" office:value-type="string">
            <text:p text:style-name="P49"><text:span text:style-name="T56">X</text:span><text:span text:style-name="T47">C</text:span><text:span text:style-name="T56"> =</text:span></text:p>
          </table:table-cell>
          <table:covered-table-cell/>
          <table:table-cell table:style-name="Таблица9.C5" office:value-type="string">
            <text:p text:style-name="P50"><text:span text:style-name="T56">1 0 0 0 1 0 0 </text:span><text:span text:style-name="T67">1</text:span></text:p>
          </table:table-cell>
        </table:table-row>
      </table:table>
      <text:p text:style-name="P78">Р<text:span text:style-name="T44">С</text:span> = <text:span text:style-name="T67">9</text:span></text:p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47">№ Шага</text:p>
          </table:table-cell>
          <table:table-cell table:style-name="Таблица10.A1" office:value-type="string">
            <text:p text:style-name="P47">Действие</text:p>
          </table:table-cell>
          <table:table-cell table:style-name="Таблица10.A1" office:value-type="string">
            <text:p text:style-name="P47">Делимое</text:p>
          </table:table-cell>
          <table:table-cell table:style-name="Таблица10.A1" office:value-type="string">
            <text:p text:style-name="P47">Частное</text:p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bookmark-start text:name="_Hlk96278124"/><text:span text:style-name="T69">0</text:span></text:p>
          </table:table-cell>
          <table:table-cell table:style-name="Таблица10.B2" office:value-type="string">
            <text:p text:style-name="P47">М<text:span text:style-name="T44">А</text:span></text:p>
          </table:table-cell>
          <table:table-cell table:style-name="Таблица10.B2" office:value-type="string">
            <text:p text:style-name="P84"><text:span text:style-name="T16">0 </text:span><text:span text:style-name="T19">1 0 0 1 1 1 0 1</text:span></text:p>
          </table:table-cell>
          <table:table-cell table:style-name="Таблица10.B2" office:value-type="string">
            <text:p text:style-name="P63"><text:span text:style-name="T35">0 0 0 0 0 0 0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3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53"><text:span text:style-name="T16">R</text:span><text:span text:style-name="T46">0</text:span><text:span text:style-name="T16">&lt;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7">0</text:span></text:p>
          </table:table-cell>
          <table:table-cell table:style-name="Таблица10.B3" office:value-type="string">
            <text:p text:style-name="P53"><text:span text:style-name="T70">1</text:span><text:span text:style-name="T16"> 1 1 1 1 1 0 1 0</text:span></text:p>
          </table:table-cell>
          <table:table-cell table:style-name="Таблица10.B3" office:value-type="string">
            <text:p text:style-name="P63"><text:span text:style-name="T35">0 0 0 0 0 0 0 </text:span><text:span text:style-name="T73">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9" draw:name="Соединитель: уступ 12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bookmark-start text:name="_Hlk96278253"/><text:bookmark-end text:name="_Hlk96278124"/><text:span text:style-name="T57">1</text:span></text:p>
          </table:table-cell>
          <table:table-cell table:style-name="Таблица10.B2" office:value-type="string">
            <text:p text:style-name="P47"><text:span text:style-name="T56">←R</text:span><text:span text:style-name="T47">0</text:span></text:p>
          </table:table-cell>
          <table:table-cell table:style-name="Таблица10.B2" office:value-type="string">
            <text:p text:style-name="P58"><text:span text:style-name="T16">1 1 1 1 1 0 1 0 0</text:span></text:p>
          </table:table-cell>
          <table:table-cell table:style-name="Таблица10.B2" office:value-type="string">
            <text:p text:style-name="P63"><text:span text:style-name="T35">0 0 0 0 0 0 0</text:span><text:span text:style-name="T24"> </text:span><text:span text:style-name="T27">|</text:span><text:span text:style-name="T24">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M</text:span><text:span text:style-name="T47">B</text:span><text:span text:style-name="T44"> пр.</text:span></text:p>
          </table:table-cell>
          <table:table-cell table:style-name="Таблица10.B3" office:value-type="string">
            <text:p text:style-name="P53"><text:span text:style-name="T16">0 1 </text:span><text:span text:style-name="T22">0</text:span><text:span text:style-name="T16"> </text:span><text:span text:style-name="T22">1</text:span><text:span text:style-name="T16"> </text:span><text:span text:style-name="T22">0</text:span><text:span text:style-name="T16"> </text:span><text:span text:style-name="T30">0</text:span><text:span text:style-name="T16"> </text:span><text:span text:style-name="T22">0</text:span><text:span text:style-name="T16"> </text:span><text:span text:style-name="T22">1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7">1</text:span></text:p>
          </table:table-cell>
          <table:table-cell table:style-name="Таблица10.B3" office:value-type="string">
            <text:p text:style-name="P53"><text:span text:style-name="T70">0</text:span><text:span text:style-name="T16"> 1 0 0 1 0 1 1 1</text:span></text:p>
          </table:table-cell>
          <table:table-cell table:style-name="Таблица10.B3" office:value-type="string">
            <text:p text:style-name="P63"><text:span text:style-name="T35">0 0 0 0 0 0 0 </text:span><text:span text:style-name="T40">|</text:span><text:span text:style-name="T72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0" draw:name="Соединитель: уступ 13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><text:bookmark-end text:name="_Hlk96278253"/></text:p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span text:style-name="T69">2</text:span></text:p>
          </table:table-cell>
          <table:table-cell table:style-name="Таблица10.B2" office:value-type="string">
            <text:p text:style-name="P47"><text:span text:style-name="T56">←R</text:span><text:span text:style-name="T44">1</text:span></text:p>
          </table:table-cell>
          <table:table-cell table:style-name="Таблица10.B2" office:value-type="string">
            <text:p text:style-name="P58"><text:span text:style-name="T16">1 0 0 1 0 1 1 1</text:span><text:span text:style-name="T30"> 0</text:span></text:p>
          </table:table-cell>
          <table:table-cell table:style-name="Таблица10.B2" office:value-type="string">
            <text:p text:style-name="P63"><text:span text:style-name="T35">0 0 0 0 0 0 </text:span><text:span text:style-name="T40">|</text:span><text:span text:style-name="T24">1</text:span><text:span text:style-name="T35">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8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2</text:span></text:p>
          </table:table-cell>
          <table:table-cell table:style-name="Таблица10.B3" office:value-type="string">
            <text:p text:style-name="P53"><text:span text:style-name="T70">0 </text:span><text:span text:style-name="T16">1 0 0 0 1 0 1 1</text:span></text:p>
          </table:table-cell>
          <table:table-cell table:style-name="Таблица10.B3" office:value-type="string">
            <text:p text:style-name="P63"><text:span text:style-name="T35">0 0 0 0 0 0 </text:span><text:span text:style-name="T40">|</text:span><text:span text:style-name="T24">1</text:span><text:span text:style-name="T35"> </text:span><text:span text:style-name="T73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1" draw:name="Соединитель: уступ 14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ext:soft-page-break/>
        <table:table-row table:style-name="Таблица10.1">
          <table:table-cell table:style-name="Таблица10.A1" table:number-rows-spanned="4" office:value-type="string">
            <text:p text:style-name="P47"><text:span text:style-name="T69">3</text:span></text:p>
          </table:table-cell>
          <table:table-cell table:style-name="Таблица10.B2" office:value-type="string">
            <text:p text:style-name="P47"><text:span text:style-name="T56">←R</text:span><text:span text:style-name="T44">2</text:span></text:p>
          </table:table-cell>
          <table:table-cell table:style-name="Таблица10.B2" office:value-type="string">
            <text:p text:style-name="P58"><text:span text:style-name="T16">1 0 0 0 1 0 1 1</text:span><text:span text:style-name="T30"> 0</text:span></text:p>
          </table:table-cell>
          <table:table-cell table:style-name="Таблица10.B2" office:value-type="string">
            <text:p text:style-name="P63"><text:span text:style-name="T35">0 0 0 0 0 </text:span><text:span text:style-name="T40">|</text:span><text:span text:style-name="T24">1</text:span><text:span text:style-name="T35"> 1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8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3</text:span></text:p>
          </table:table-cell>
          <table:table-cell table:style-name="Таблица10.B3" office:value-type="string">
            <text:p text:style-name="P53"><text:span text:style-name="T70">0</text:span><text:span text:style-name="T16"> 0 1 1 1 0 0 1 1</text:span></text:p>
          </table:table-cell>
          <table:table-cell table:style-name="Таблица10.B3" office:value-type="string">
            <text:p text:style-name="P63"><text:span text:style-name="T35">0 0 0 0 0 </text:span><text:span text:style-name="T40">|</text:span><text:span text:style-name="T24">1</text:span><text:span text:style-name="T35"> 1 </text:span><text:span text:style-name="T73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2" draw:name="Соединитель: уступ 15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span text:style-name="T69">4</text:span></text:p>
          </table:table-cell>
          <table:table-cell table:style-name="Таблица10.B2" office:value-type="string">
            <text:p text:style-name="P47"><text:span text:style-name="T56">←R</text:span><text:span text:style-name="T44">3</text:span></text:p>
          </table:table-cell>
          <table:table-cell table:style-name="Таблица10.B2" office:value-type="string">
            <text:p text:style-name="P59"><text:span text:style-name="T16">0 1 1 1 0 0 1 1</text:span><text:span text:style-name="T30"> 0</text:span></text:p>
          </table:table-cell>
          <table:table-cell table:style-name="Таблица10.B2" office:value-type="string">
            <text:p text:style-name="P63"><text:span text:style-name="T35">0 0 0 0 </text:span><text:span text:style-name="T41">|</text:span><text:span text:style-name="T24">1</text:span><text:span text:style-name="T35"> 1 1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9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4</text:span></text:p>
          </table:table-cell>
          <table:table-cell table:style-name="Таблица10.B3" office:value-type="string">
            <text:p text:style-name="P53"><text:span text:style-name="T70">0</text:span><text:span text:style-name="T16"> 0 1 0 0 0 0 1 1</text:span></text:p>
          </table:table-cell>
          <table:table-cell table:style-name="Таблица10.B3" office:value-type="string">
            <text:p text:style-name="P63"><text:span text:style-name="T35">0 0 0 0 </text:span><text:span text:style-name="T41">|</text:span><text:span text:style-name="T24">1</text:span><text:span text:style-name="T35"> 1 1 </text:span><text:span text:style-name="T73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3" draw:name="Соединитель: уступ 16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span text:style-name="T69">5</text:span></text:p>
          </table:table-cell>
          <table:table-cell table:style-name="Таблица10.B2" office:value-type="string">
            <text:p text:style-name="P47"><text:span text:style-name="T56">←R</text:span><text:span text:style-name="T44">4</text:span></text:p>
          </table:table-cell>
          <table:table-cell table:style-name="Таблица10.B2" office:value-type="string">
            <text:p text:style-name="P59"><text:span text:style-name="T16">0 1 0 0 0 0 1 1</text:span><text:span text:style-name="T30"> 0</text:span></text:p>
          </table:table-cell>
          <table:table-cell table:style-name="Таблица10.B2" office:value-type="string">
            <text:p text:style-name="P63"><text:span text:style-name="T35">0 0 0 </text:span><text:span text:style-name="T41">|</text:span><text:span text:style-name="T24">1</text:span><text:span text:style-name="T35"> 1 1 1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9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5</text:span></text:p>
          </table:table-cell>
          <table:table-cell table:style-name="Таблица10.B3" office:value-type="string">
            <text:p text:style-name="P53"><text:span text:style-name="T70">1</text:span><text:span text:style-name="T16"> 1 1 1 0 0 0 1 1</text:span></text:p>
          </table:table-cell>
          <table:table-cell table:style-name="Таблица10.B3" office:value-type="string">
            <text:p text:style-name="P63"><text:span text:style-name="T35">0 0 0 </text:span><text:span text:style-name="T41">|</text:span><text:span text:style-name="T24">1</text:span><text:span text:style-name="T35"> 1 1 1 </text:span><text:span text:style-name="T73">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4" draw:name="Соединитель: уступ 17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span text:style-name="T69">6</text:span></text:p>
          </table:table-cell>
          <table:table-cell table:style-name="Таблица10.B2" office:value-type="string">
            <text:p text:style-name="P47"><text:span text:style-name="T56">←R</text:span><text:span text:style-name="T44">5</text:span></text:p>
          </table:table-cell>
          <table:table-cell table:style-name="Таблица10.B2" office:value-type="string">
            <text:p text:style-name="P59"><text:span text:style-name="T16">1 1 1 0 0 0 1 1</text:span><text:span text:style-name="T30"> 0</text:span></text:p>
          </table:table-cell>
          <table:table-cell table:style-name="Таблица10.B2" office:value-type="string">
            <text:p text:style-name="P63"><text:span text:style-name="T35">0 0 </text:span><text:span text:style-name="T24">1</text:span><text:span text:style-name="T35"> 1 1 1 0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M</text:span><text:span text:style-name="T47">B</text:span><text:span text:style-name="T44"> пр.</text:span></text:p>
          </table:table-cell>
          <table:table-cell table:style-name="Таблица10.B3" office:value-type="string">
            <text:p text:style-name="P59"><text:span text:style-name="T16">0 1 </text:span><text:span text:style-name="T22">0</text:span><text:span text:style-name="T16"> </text:span><text:span text:style-name="T22">1</text:span><text:span text:style-name="T16"> </text:span><text:span text:style-name="T22">0</text:span><text:span text:style-name="T16"> </text:span><text:span text:style-name="T30">0</text:span><text:span text:style-name="T16"> </text:span><text:span text:style-name="T22">0</text:span><text:span text:style-name="T16"> </text:span><text:span text:style-name="T22">1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6</text:span></text:p>
          </table:table-cell>
          <table:table-cell table:style-name="Таблица10.B3" office:value-type="string">
            <text:p text:style-name="P53"><text:span text:style-name="T70">0</text:span><text:span text:style-name="T16"> 0 1 1 0 1 0 0 1 </text:span></text:p>
          </table:table-cell>
          <table:table-cell table:style-name="Таблица10.B3" office:value-type="string">
            <text:p text:style-name="P63"><text:span text:style-name="T35">0 0 </text:span><text:span text:style-name="T24">1</text:span><text:span text:style-name="T35"> 1 1 1 0 </text:span><text:span text:style-name="T73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5" draw:name="Соединитель: уступ 18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span text:style-name="T69">7</text:span></text:p>
          </table:table-cell>
          <table:table-cell table:style-name="Таблица10.B2" office:value-type="string">
            <text:p text:style-name="P47"><text:span text:style-name="T56">←R</text:span><text:span text:style-name="T44">6</text:span></text:p>
          </table:table-cell>
          <table:table-cell table:style-name="Таблица10.B2" office:value-type="string">
            <text:p text:style-name="P59"><text:span text:style-name="T16">0 1 1 0 1 0 0 1</text:span><text:span text:style-name="T30"> 0</text:span></text:p>
          </table:table-cell>
          <table:table-cell table:style-name="Таблица10.B2" office:value-type="string">
            <text:p text:style-name="P63"><text:span text:style-name="T35">0 </text:span><text:span text:style-name="T24">1</text:span><text:span text:style-name="T35"> 1 1 1 0 1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9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7</text:span></text:p>
          </table:table-cell>
          <table:table-cell table:style-name="Таблица10.B3" office:value-type="string">
            <text:p text:style-name="P53"><text:span text:style-name="T70">0</text:span><text:span text:style-name="T16"> 0 0 1 0 1 1 1 1 </text:span></text:p>
          </table:table-cell>
          <table:table-cell table:style-name="Таблица10.B3" office:value-type="string">
            <text:p text:style-name="P63"><text:span text:style-name="T35">0 </text:span><text:span text:style-name="T24">1</text:span><text:span text:style-name="T35"> 1 1 1 0 1 </text:span><text:span text:style-name="T73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6" draw:name="Соединитель: уступ 19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47"><text:span text:style-name="T69">8</text:span></text:p>
          </table:table-cell>
          <table:table-cell table:style-name="Таблица10.B2" office:value-type="string">
            <text:p text:style-name="P47"><text:span text:style-name="T56">←R</text:span><text:span text:style-name="T44">7</text:span></text:p>
          </table:table-cell>
          <table:table-cell table:style-name="Таблица10.B2" office:value-type="string">
            <text:p text:style-name="P59"><text:span text:style-name="T16">0 0 1 0 1 1 1 1</text:span><text:span text:style-name="T30"> 0</text:span></text:p>
          </table:table-cell>
          <table:table-cell table:style-name="Таблица10.B2" office:value-type="string">
            <text:p text:style-name="P63"><text:span text:style-name="T24">1</text:span><text:span text:style-name="T35"> 1 1 1 0 1 1 0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[-M</text:span><text:span text:style-name="T47">B</text:span><text:span text:style-name="T56">]</text:span><text:span text:style-name="T44">доп.</text:span></text:p>
          </table:table-cell>
          <table:table-cell table:style-name="Таблица10.B3" office:value-type="string">
            <text:p text:style-name="P59"><text:span text:style-name="T16">1 0 </text:span><text:span text:style-name="T22">1</text:span><text:span text:style-name="T16"> </text:span><text:span text:style-name="T22">0</text:span><text:span text:style-name="T16"> </text:span><text:span text:style-name="T22">1</text:span><text:span text:style-name="T16"> 1 </text:span><text:span text:style-name="T30">1</text:span><text:span text:style-name="T16"> </text:span><text:span text:style-name="T30">0</text:span><text:span text:style-name="T16"> </text:span><text:span text:style-name="T22">1</text:span></text:p>
          </table:table-cell>
          <table:table-cell table:style-name="Таблица10.B3" office:value-type="string">
            <text:p text:style-name="P11"/>
          </table:table-cell>
        </table:table-row>
        <table:table-row table:style-name="Таблица10.1">
          <table:covered-table-cell table:style-name="Таблица10.A1"/>
          <table:table-cell table:style-name="Таблица10.B3" office:value-type="string">
            <text:p text:style-name="P47"><text:span text:style-name="T56">R</text:span><text:span text:style-name="T44">8</text:span></text:p>
          </table:table-cell>
          <table:table-cell table:style-name="Таблица10.B3" office:value-type="string">
            <text:p text:style-name="P53"><text:span text:style-name="T70">1</text:span><text:span text:style-name="T16"> 1 0 1 1 1 0 1 1 </text:span></text:p>
          </table:table-cell>
          <table:table-cell table:style-name="Таблица10.B3" office:value-type="string">
            <text:p text:style-name="P63"><text:span text:style-name="T24">1</text:span><text:span text:style-name="T35"> 1 1 1 0 1 1 </text:span><text:span text:style-name="T73">1</text:span></text:p>
          </table:table-cell>
        </table:table-row>
        <table:table-row table:style-name="Таблица10.1">
          <table:covered-table-cell table:style-name="Таблица10.A1"/>
          <table:table-cell table:style-name="Таблица10.B5" office:value-type="string">
            <text:p text:style-name="P47"/>
          </table:table-cell>
          <table:table-cell table:style-name="Таблица10.B5" office:value-type="string">
            <text:p text:style-name="P12"><draw:custom-shape text:anchor-type="char" draw:z-index="17" draw:name="Соединитель: уступ 20" draw:style-name="gr1" draw:text-style-name="P86" svg:width="0.126cm" svg:height="8.979cm" draw:transform="rotate (-1.5707963267949) translate (11.0101944444444cm -0.047625cm)"><text:p/><draw:enhanced-geometry draw:mirror-horizontal="true" draw:mirror-vertical="true" draw:text-areas="0 0 ?f2 ?f3" svg:viewBox="0 0 0 0" draw:type="ooxml-bentConnector3" draw:modifiers="-19689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    </table:table-cell>
          <table:table-cell table:style-name="Таблица10.B5" office:value-type="string">
            <text:p text:style-name="P12"/>
          </table:table-cell>
        </table:table-row>
      </table:table>
      <text:p text:style-name="P78"/>
      <text:p text:style-name="P78"><text:span text:style-name="T56">C* = (</text:span>0,<text:span text:style-name="T56">1111 0111)</text:span><text:span text:style-name="T47">2</text:span><text:span text:style-name="T56"> · 2</text:span><text:span text:style-name="T55">9</text:span><text:span text:style-name="T56"> = 1111 0111</text:span><text:span text:style-name="T68">0</text:span><text:span text:style-name="T47">2</text:span><text:span text:style-name="T56"> = </text:span><text:span text:style-name="T68">494</text:span><text:span text:style-name="T47">10</text:span></text:p>
      <text:p text:style-name="P78"><text:span text:style-name="T56">C</text:span><text:span text:style-name="T47">T</text:span><text:span text:style-name="T56"> </text:span><text:span text:style-name="T60">≈ </text:span><text:span text:style-name="qv3wpe"><text:span text:style-name="T62">490</text:span></text:span></text:p>
      <text:p text:style-name="P78"><text:span text:style-name="T60">∆</text:span><text:span text:style-name="T56">C = </text:span><text:span text:style-name="T68">|</text:span><text:span text:style-name="T56">C</text:span><text:span text:style-name="T47">T</text:span><text:span text:style-name="T56"> – C*</text:span><text:span text:style-name="T68">|</text:span><text:span text:style-name="T56"> = </text:span><text:span text:style-name="T68">|490</text:span><text:span text:style-name="T56"> – </text:span><text:span text:style-name="T68">494|</text:span><text:span text:style-name="T56"> = </text:span><text:span text:style-name="T68">4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 table:style-name="Таблица11.1">
          <table:table-cell table:style-name="Таблица11.A1" table:number-rows-spanned="2" office:value-type="string">
            <text:p text:style-name="P65"><text:span text:style-name="T7">δ</text:span><text:span text:style-name="T8">С</text:span><text:span text:style-name="T14"> =</text:span></text:p>
          </table:table-cell>
          <table:table-cell table:style-name="Таблица11.B1" office:value-type="string">
            <text:p text:style-name="P67"><text:span text:style-name="T81">∆</text:span><text:span text:style-name="T82">С</text:span></text:p>
          </table:table-cell>
          <table:table-cell table:style-name="Таблица11.A1" table:number-rows-spanned="2" office:value-type="string">
            <text:p text:style-name="P50"><text:span text:style-name="T56">* 100% =</text:span></text:p>
          </table:table-cell>
          <table:table-cell table:style-name="Таблица11.D1" office:value-type="string">
            <text:p text:style-name="P76"><text:span text:style-name="qv3wpe"><text:span text:style-name="T85">4</text:span></text:span></text:p>
          </table:table-cell>
          <table:table-cell table:style-name="Таблица11.A1" table:number-rows-spanned="2" office:value-type="string">
            <text:p text:style-name="P77"><text:span text:style-name="T63">* 100% </text:span><text:span text:style-name="T66">≈</text:span><text:span text:style-name="T63"> </text:span><text:span text:style-name="qv3wpe"><text:span text:style-name="T65">0.8</text:span></text:span><text:span text:style-name="T63">%,</text:span></text:p>
          </table:table-cell>
        </table:table-row>
        <table:table-row table:style-name="Таблица11.1">
          <table:covered-table-cell table:style-name="Таблица11.A2"/>
          <table:table-cell table:style-name="Таблица11.B2" office:value-type="string">
            <text:p text:style-name="P50">С<text:span text:style-name="T47">T</text:span></text:p>
          </table:table-cell>
          <table:covered-table-cell table:style-name="Таблица11.C2"/>
          <table:table-cell table:style-name="Таблица11.D2" office:value-type="string">
            <text:p text:style-name="P52"><text:span text:style-name="T56">490</text:span></text:p>
          </table:table-cell>
          <table:covered-table-cell table:style-name="Таблица11.E2"/>
        </table:table-row>
      </table:table>
      <text:p text:style-name="P35"/>
      <text:p text:style-name="P78">Погрешность вызвана неточным представлением операндов.</text:p>
      <text:h text:style-name="P1" text:outline-level="1"><text:bookmark-start text:name="_Toc96279239"/><text:bookmark-end text:name="_Toc96279239"/></text:h>
      <text:p text:style-name="P6"><text:span text:style-name="T42">Погрешности результатов вызваны неточным представлением операндов. </text:span><text:span text:style-name="T43">В формате Ф2 операнды представлены точнее и погрешность меньш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Arial" svg:font-family="Arial, Helvetica, sans-serif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371" style:display-name="ListLabel 371" style:family="text">
      <style:text-properties fo:language="ru" fo:country="RU" style:language-asian="en" style:country-asian="US" style:language-complex="ar" style:country-complex="SA"/>
    </style:style>
    <style:style style:name="ListLabel_20_372" style:display-name="ListLabel 372" style:family="text">
      <style:text-properties fo:language="ru" fo:country="RU" style:language-asian="en" style:country-asian="US" style:language-complex="ar" style:country-complex="SA"/>
    </style:style>
    <style:style style:name="ListLabel_20_373" style:display-name="ListLabel 373" style:family="text">
      <style:text-properties fo:language="ru" fo:country="RU" style:language-asian="en" style:country-asian="US" style:language-complex="ar" style:country-complex="SA"/>
    </style:style>
    <style:style style:name="ListLabel_20_374" style:display-name="ListLabel 374" style:family="text">
      <style:text-properties fo:language="ru" fo:country="RU" style:language-asian="en" style:country-asian="US" style:language-complex="ar" style:country-complex="SA"/>
    </style:style>
    <style:style style:name="ListLabel_20_375" style:display-name="ListLabel 375" style:family="text">
      <style:text-properties fo:language="ru" fo:country="RU" style:language-asian="en" style:country-asian="US" style:language-complex="ar" style:country-complex="SA"/>
    </style:style>
    <style:style style:name="ListLabel_20_376" style:display-name="ListLabel 376" style:family="text">
      <style:text-properties fo:language="ru" fo:country="RU" style:language-asian="en" style:country-asian="US" style:language-complex="ar" style:country-complex="SA"/>
    </style:style>
    <style:style style:name="ListLabel_20_377" style:display-name="ListLabel 377" style:family="text">
      <style:text-properties fo:language="ru" fo:country="RU" style:language-asian="en" style:country-asian="US" style:language-complex="ar" style:country-complex="SA"/>
    </style:style>
    <style:style style:name="ListLabel_20_378" style:display-name="ListLabel 378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qv3wpe" style:family="text" style:parent-style-name="Default_20_Paragraph_20_Fon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684cm"/>
        </style:list-level-properties>
      </text:list-level-style-number>
      <text:list-level-style-bullet text:level="2" text:style-name="ListLabel_20_37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304cm"/>
        </style:list-level-properties>
      </text:list-level-style-bullet>
      <text:list-level-style-bullet text:level="3" text:style-name="ListLabel_20_37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937cm"/>
        </style:list-level-properties>
      </text:list-level-style-bullet>
      <text:list-level-style-bullet text:level="4" text:style-name="ListLabel_20_37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572cm"/>
        </style:list-level-properties>
      </text:list-level-style-bullet>
      <text:list-level-style-bullet text:level="5" text:style-name="ListLabel_20_37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205cm"/>
        </style:list-level-properties>
      </text:list-level-style-bullet>
      <text:list-level-style-bullet text:level="6" text:style-name="ListLabel_20_37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841cm"/>
        </style:list-level-properties>
      </text:list-level-style-bullet>
      <text:list-level-style-bullet text:level="7" text:style-name="ListLabel_20_37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474cm"/>
        </style:list-level-properties>
      </text:list-level-style-bullet>
      <text:list-level-style-bullet text:level="8" text:style-name="ListLabel_20_37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107cm"/>
        </style:list-level-properties>
      </text:list-level-style-bullet>
      <text:list-level-style-bullet text:level="9" text:style-name="ListLabel_20_37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7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0:06:52.115724895</meta:creation-date>
    <dc:date>2022-11-30T02:04:53.917190659</dc:date>
    <meta:editing-duration>PT2S</meta:editing-duration>
    <meta:editing-cycles>1</meta:editing-cycles>
    <meta:document-statistic meta:table-count="11" meta:image-count="0" meta:object-count="0" meta:page-count="4" meta:paragraph-count="301" meta:word-count="1223" meta:character-count="2832" meta:non-whitespace-character-count="1902"/>
    <meta:generator>LibreOffice/7.3.5.2$Linux_X86_64 LibreOffice_project/30$Build-2</meta:generator>
  </office:meta>
</office:document-meta>
</file>